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3.79mm"/>
    </style:style>
    <style:style style:name="co4" style:family="table-column">
      <style:table-column-properties fo:break-before="auto" style:column-width="6.81mm"/>
    </style:style>
    <style:style style:name="co5" style:family="table-column">
      <style:table-column-properties fo:break-before="auto" style:column-width="40.39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47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.01mm" fo:break-before="auto" style:use-optimal-row-height="false"/>
    </style:style>
    <style:style style:name="ro3" style:family="table-row">
      <style:table-row-properties style:row-height="27.01mm" fo:break-before="auto" style:use-optimal-row-height="false"/>
    </style:style>
    <style:style style:name="ro4" style:family="table-row">
      <style:table-row-properties style:row-height="17.99mm" fo:break-before="auto" style:use-optimal-row-height="false"/>
    </style:style>
    <style:style style:name="ro5" style:family="table-row">
      <style:table-row-properties style:row-height="3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20mm" fo:break-before="auto" style:use-optimal-row-height="false"/>
    </style:style>
    <style:style style:name="ro10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10.5mm" fo:break-before="auto" style:use-optimal-row-height="false"/>
    </style:style>
    <style:style style:name="ro12" style:family="table-row">
      <style:table-row-properties style:row-height="14.99mm" fo:break-before="auto" style:use-optimal-row-height="false"/>
    </style:style>
    <style:style style:name="ro1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13" style:family="table-cell" style:parent-style-name="Default">
      <style:table-cell-properties style:text-align-source="fix" style:repeat-content="false" style:rotation-angle="0" style:vertical-align="top"/>
      <style:paragraph-properties fo:text-align="start" fo:margin-left="0mm"/>
      <style:text-properties style:font-name="Liberation Mon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rotation-angle="270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17" style:family="table-cell" style:parent-style-name="Default">
      <style:text-properties style:font-name="Liberation Mono" fo:font-size="12pt" style:font-size-asian="12pt" style:font-size-complex="12pt"/>
    </style:style>
    <style:style style:name="ce118" style:family="table-cell" style:parent-style-name="Default">
      <style:table-cell-properties fo:wrap-option="no-wrap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style:rotation-angle="270" style:vertical-align="middle"/>
      <style:paragraph-properties fo:text-align="start" fo:margin-left="0mm"/>
      <style:text-properties style:font-name="Liberation Mono" fo:font-size="6pt" style:font-size-asian="6pt" style:font-size-complex="6pt"/>
    </style:style>
    <style:style style:name="ce1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123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4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128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7pt" style:font-size-asian="7pt" style:font-size-complex="7pt"/>
    </style:style>
    <style:style style:name="ce12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8pt" style:font-size-asian="8pt" style:font-size-complex="8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38" style:family="table-cell" style:parent-style-name="Default">
      <style:table-cell-properties style:vertical-align="bottom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3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49" style:family="table-cell" style:parent-style-name="Default" style:data-style-name="N116">
      <style:table-cell-properties style:cell-protect="protected" style:print-content="tru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54" style:family="table-cell" style:parent-style-name="Default" style:data-style-name="N116">
      <style:table-cell-properties style:cell-protect="protected" style:print-content="true"/>
      <style:text-properties style:font-name="Liberation Mono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57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141" style:family="table-cell" style:parent-style-name="Default">
      <style:table-cell-properties style:diagonal-tl-br="0.06pt solid #000000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143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Mono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7pt" style:font-size-asian="7pt" style:font-size-complex="7pt"/>
    </style:style>
    <style:style style:name="ce68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146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7pt" style:font-size-asian="7pt" style:font-size-complex="7pt"/>
    </style:style>
    <style:style style:name="ce1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150" style:family="table-cell" style:parent-style-name="Default">
      <style:table-cell-properties style:cell-protect="protected" style:print-content="fals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79" style:family="table-cell" style:parent-style-name="Default">
      <style:table-cell-properties style:cell-protect="protected" style:print-content="false"/>
      <style:text-properties style:font-name="Liberation Mono"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153" style:family="table-cell" style:parent-style-name="Default" style:data-style-name="N109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155" style:family="table-cell" style:parent-style-name="Default" style:data-style-name="N109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6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7" style:family="table-cell" style:parent-style-name="Default" style:data-style-name="N109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8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font-name="Liberation Mono" fo:font-size="12pt" style:font-size-asian="12pt" style:font-size-complex="12pt"/>
    </style:style>
    <style:style style:name="ce159" style:family="table-cell" style:parent-style-name="Default">
      <style:table-cell-properties style:diagonal-bl-tr="0.06pt solid #000000" style:diagonal-tl-br="none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start" fo:margin-left="0mm"/>
      <style:text-properties fo:color="#000000" style:font-name="Liberation Serif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6pt" style:font-size-asian="6pt" style:font-size-complex="6pt"/>
    </style:style>
    <style:style style:name="ce98" style:family="table-cell" style:parent-style-name="Default">
      <style:text-properties style:font-name="Liberation Mono" fo:font-size="6pt" style:font-size-asian="6pt" style:font-size-complex="6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164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165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Mono" fo:font-size="12pt" style:font-size-asian="12pt" style:font-size-complex="12pt"/>
    </style:style>
    <style:style style:name="ce106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7b5c3e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Serif" fo:font-size="36pt" style:font-size-asian="36pt" style:font-size-complex="36pt"/>
    </style:style>
    <style:style style:name="ce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mm"/>
      <style:text-properties fo:color="#000000" style:font-name="Liberation Serif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none" fo:padding-bottom="0.35mm" fo:padding-left="0.35mm" fo:padding-right="1.01mm" fo:padding-top="0.35mm" style:rotation-angle="270" style:vertical-align="middle"/>
      <style:paragraph-properties fo:text-align="end" fo:margin-left="0mm"/>
      <style:text-properties fo:color="#000000" style:font-name="Liberation Mono" fo:font-size="6pt" style:font-size-asian="6pt" style:font-size-complex="6pt"/>
    </style:style>
    <style:style style:name="ce110" style:family="table-cell" style:parent-style-name="Default">
      <style:table-cell-properties fo:wrap-option="wrap" fo:border="none"/>
      <style:text-properties fo:color="#000000" style:font-name="Liberation Serif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51pt solid #cccccc" style:vertical-align="middle"/>
      <style:paragraph-properties fo:text-align="center"/>
      <style:text-properties fo:color="#000000" style:font-name="Liberation Serif"/>
    </style:style>
    <style:style style:name="ce7" style:family="table-cell" style:parent-style-name="Default">
      <style:text-properties fo:color="#000000" style:font-name="Liberation Serif"/>
    </style:style>
    <style:style style:name="ce12" style:family="table-cell" style:parent-style-name="Default">
      <style:table-cell-properties fo:border-bottom="none" fo:wrap-option="wrap" fo:border-left="none" fo:border-right="none" fo:border-top="0.51pt solid #cccccc"/>
      <style:text-properties fo:color="#000000" style:font-name="Liberation Serif"/>
    </style:style>
    <style:style style:name="ce115" style:family="table-cell" style:parent-style-name="Default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fo:color="#000000" style:font-name="Liberation Serif"/>
    </style:style>
    <style:style style:name="ce11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use-window-font-color="true" style:font-name="Liberation Mono" fo:font-size="6pt" fo:font-weight="normal" style:font-size-asian="6pt" style:font-weight-asian="normal" style:font-size-complex="6pt" style:font-weight-complex="normal"/>
    </style:style>
    <style:style style:name="ce14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fo:color="#000000" style:font-name="Liberation Serif"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color="#000000" style:font-name="Liberation Serif"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wrap-option="wrap" style:rotation-angle="270" style:vertical-align="middle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23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13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28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center" fo:margin-left="0mm"/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 fo:margin-left="0mm"/>
      <style:text-properties fo:color="#000000" style:font-name="Liberation Serif" fo:font-size="7pt" style:font-size-asian="7pt" style:font-size-complex="7pt"/>
    </style:style>
    <style:style style:name="ce37" style:family="table-cell" style:parent-style-name="Default" style:data-style-name="N0">
      <style:table-cell-properties style:text-align-source="fix" style:repeat-content="false" fo:wrap-option="no-wrap" fo:padding-bottom="0.35mm" fo:padding-left="0.35mm" fo:padding-right="0mm" fo:padding-top="0.35mm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background-color="transparent" fo:wrap-option="no-wrap" style:shrink-to-fit="false" style:vertical-align="top"/>
      <style:paragraph-properties fo:text-align="center"/>
      <style:text-properties fo:color="#000000" style:font-name="Liberation Serif" fo:font-size="20pt" fo:font-weight="normal" style:font-size-asian="20pt" style:font-weight-asian="normal" style:font-size-complex="20pt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font-name="Liberation Serif"/>
    </style:style>
    <style:style style:name="ce52" style:family="table-cell" style:parent-style-name="Default">
      <style:table-cell-properties style:cell-protect="protected" style:print-content="false" style:text-align-source="fix" style:repeat-content="false" fo:wrap-option="wrap" fo:padding-bottom="0.35mm" fo:padding-left="0mm" fo:padding-right="0.35mm" fo:padding-top="0.35mm" style:vertical-align="top"/>
      <style:paragraph-properties fo:text-align="start" fo:margin-left="0mm"/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style:font-name="Liberation Serif"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Liberation Serif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42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/>
    </style:style>
    <style:style style:name="ce46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47" style:family="table-cell" style:parent-style-name="Default" style:data-style-name="N109">
      <style:table-cell-properties fo:border-bottom="none" style:text-align-source="fix" style:repeat-content="false" fo:background-color="transparent" fo:wrap-option="no-wrap" fo:border-left="0.99pt solid #000000" fo:padding-bottom="0.35mm" fo:padding-left="0mm" fo:padding-right="0mm" fo:padding-top="0.9mm" fo:border-right="0.99pt solid #000000" style:shrink-to-fit="true" fo:border-top="none" style:vertical-align="middle"/>
      <style:paragraph-properties fo:text-align="center" fo:margin-left="0mm"/>
      <style:text-properties fo:color="#000000" style:font-name="Liberation Mono" fo:font-size="12pt" style:text-underline-style="none" style:font-size-asian="12pt" style:font-size-complex="12pt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72" style:family="table-cell" style:parent-style-name="Default" style:data-style-name="N109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48" style:family="table-cell" style:parent-style-name="Default" style:data-style-name="N0">
      <style:table-cell-properties fo:border-bottom="none" style:cell-protect="protected" style:print-content="fals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/>
    </style:style>
    <style:style style:name="ce82" style:family="table-cell" style:parent-style-name="ausblenden">
      <style:table-cell-properties style:text-align-source="fix" style:repeat-content="false" fo:border="non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87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63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66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Serif" fo:font-size="12pt" style:font-size-asian="12pt" style:font-size-complex="12pt"/>
    </style:style>
    <style:style style:name="ce67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 style:data-style-name="N99">
      <style:table-cell-properties fo:wrap-option="wrap"/>
      <style:text-properties fo:color="#000000" style:font-name="Liberation Serif" fo:font-size="6pt" style:font-size-asian="6pt" style:font-size-complex="6pt"/>
    </style:style>
    <style:style style:name="ce76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start" fo:margin-left="0mm"/>
      <style:text-properties fo:color="#000000" style:font-name="Liberation Serif" fo:font-size="11pt" style:font-size-asian="11pt" style:font-size-complex="11pt"/>
    </style:style>
    <style:style style:name="ce7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fo:color="#000000" style:font-name="Liberation Serif"/>
    </style:style>
    <style:style style:name="ce80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69" style:family="table-cell" style:parent-style-name="Default">
      <style:table-cell-properties style:cell-protect="protected" style:print-content="false" style:text-align-source="fix" style:repeat-content="false" fo:wrap-option="wrap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83" style:family="table-cell" style:parent-style-name="Default" style:data-style-name="N0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84" style:family="table-cell" style:parent-style-name="Default">
      <style:table-cell-properties fo:wrap-option="wrap" style:vertical-align="top"/>
      <style:text-properties fo:color="#000000" style:font-name="Liberation Serif" fo:font-size="8pt" style:font-size-asian="8pt" style:font-size-complex="8pt"/>
    </style:style>
    <style:style style:name="ce85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Mono" fo:font-size="10pt" style:font-size-asian="10pt" style:font-size-complex="10pt"/>
    </style:style>
    <style:style style:name="ce86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Serif"/>
    </style:style>
    <style:style style:name="ce99" style:family="table-cell" style:parent-style-name="Default" style:data-style-name="N1">
      <style:table-cell-properties style:text-align-source="fix" style:repeat-content="false" fo:background-color="transparent" fo:wrap-option="no-wrap" fo:padding="0mm" style:rotation-angle="45" style:rotation-align="none" style:vertical-align="bottom"/>
      <style:paragraph-properties fo:text-align="end" fo:margin-left="0mm"/>
      <style:text-properties fo:color="#000000" style:text-outline="false" style:font-name="Liberation Serif" fo:font-size="12pt" style:text-underline-style="none" fo:font-weight="normal" style:font-size-asian="12pt" style:font-weight-asian="normal" style:font-size-complex="12pt" style:font-weight-complex="normal" style:font-relief="none" style:text-overline-style="none" style:text-overline-color="font-color"/>
    </style:style>
    <style:style style:name="ce100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7b3d00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fo:color="#000000" style:font-name="Liberation Serif" fo:font-size="42pt" style:font-size-asian="42pt" style:font-size-complex="42pt"/>
    </style:style>
    <style:style style:name="ce199" style:family="table-cell" style:parent-style-name="Default">
      <style:table-cell-properties fo:wrap-option="no-wrap"/>
      <style:text-properties fo:color="#000000" style:font-name="Liberation Serif"/>
    </style:style>
    <style:style style:name="ce103" style:family="table-cell" style:parent-style-name="Default">
      <style:table-cell-properties style:text-align-source="fix" style:repeat-content="false" fo:wrap-option="no-wrap" fo:padding-bottom="7mm" fo:padding-left="0mm" fo:padding-right="1.5mm" fo:padding-top="0mm" style:rotation-angle="85" style:vertical-align="bottom"/>
      <style:paragraph-properties fo:text-align="end" fo:margin-left="0mm"/>
      <style:text-properties fo:color="#000000" style:text-outline="false" style:font-name="Bitstream Vera Sans" fo:font-size="36pt" style:font-size-asian="36pt" style:font-size-complex="36pt"/>
    </style:style>
    <style:style style:name="ce201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/>
      <style:text-properties fo:color="#000000" style:font-name="Liberation Serif" fo:font-size="36pt" style:font-size-asian="36pt" style:font-size-complex="36pt"/>
    </style:style>
    <style:style style:name="ce105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Serif" fo:font-size="36pt" style:font-size-asian="36pt" style:font-size-complex="36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fo:color="#000000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8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weight-complex="normal" style:font-weight-asian="normal" style:font-size-complex="8pt" style:font-size-asian="8pt" style:font-name-complex="FreeSans" style:font-name="Liberation Serif"/>
    </style:style>
    <style:style style:name="T2" style:family="text">
      <style:text-properties style:text-overline-style="none" style:text-overline-color="font-color" fo:color="#000000" fo:language="de" fo:country="DE" style:text-line-through-mode="continuous" fo:text-shadow="none" style:text-outline="false" fo:font-style="normal" style:text-line-through-type="none" style:text-underline-style="none" style:text-underline-color="font-color" fo:font-size="8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size-complex="8pt" style:font-size-asian="8pt" style:font-name-complex="FreeSans" style:font-name="Liberation Serif" fo:font-weight="bold" style:font-weight-asian="bold" style:font-weight-complex="bold"/>
    </style:style>
    <style:style style:name="T3" style:family="text">
      <style:text-properties style:text-overline-style="none" style:text-overline-color="font-color" fo:color="#000000" fo:language="de" fo:country="DE" style:text-line-through-mode="continuous" fo:text-shadow="none" style:text-outline="false" fo:font-style="normal" style:text-line-through-type="none" style:text-underline-style="none" style:text-underline-color="font-color" fo:font-size="8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size-complex="8pt" style:font-size-asian="8pt" style:font-name-complex="FreeSans" style:font-name="Liberation Serif" fo:font-weight="normal" style:font-weight-asian="normal" style:font-weight-complex="normal"/>
    </style:style>
    <style:style style:name="T4" style:family="text">
      <style:text-properties fo:color="#000000" style:font-name="Liberation Serif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eri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overline-style="none" style:text-overline-color="font-color"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font-name="Liberation Serif"/>
    </style:style>
    <style:style style:name="T7" style:family="text">
      <style:text-properties style:text-overline-style="none" style:text-overline-color="font-color"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weight-asian="normal" style:font-weight-complex="normal" style:font-style-asian="normal" style:font-style-complex="normal" style:text-emphasize="none" style:font-relief="none" style:font-name="Liberation Serif" style:font-size-asian="7pt" style:font-size-complex="7pt"/>
    </style:style>
    <style:style style:name="T8" style:family="text">
      <style:text-properties style:language-complex="hi" style:country-complex="IN" fo:color="#000000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Noto Sans CJK SC Regular" style:font-name="Liberation Serif" style:font-name-complex="FreeSans" style:font-size-asian="20pt" style:font-size-complex="2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9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Noto Sans CJK SC Regular" style:font-name="Liberation Serif" style:font-name-complex="FreeSans" style:font-weight-asian="normal" style:font-weight-complex="normal" style:font-style-asian="normal" style:font-style-complex="normal" style:text-emphasize="none" style:font-relief="none" style:language-asian="zh" style:country-asian="CN" fo:font-size="18pt" style:font-size-asian="18pt" style:font-size-complex="18pt"/>
    </style:style>
    <style:style style:name="T10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Noto Sans CJK SC Regular" style:font-name="Liberation Serif" style:font-name-complex="FreeSans" style:font-weight-asian="normal" style:font-weight-complex="normal" style:font-style-asian="normal" style:font-style-complex="normal" style:text-emphasize="none" style:font-relief="none" style:language-asian="zh" style:country-asian="CN" fo:font-size="20pt" style:font-size-asian="20pt" style:font-size-complex="20pt"/>
    </style:style>
    <style:style style:name="T11" style:family="text">
      <style:text-properties fo:color="#000000" style:font-name="Liberation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Liberation Serif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" style:language-complex="hi" style:country-complex="I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ffffff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" style:language-complex="hi" style:country-complex="I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weight="normal"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weight-complex="normal" style:font-weight-asian="normal" style:font-size-complex="6pt" style:text-overline-style="none" style:text-overline-color="font-color" style:font-name-complex="FreeSans" style:font-size-asian="6pt" style:font-relief="none"/>
    </style:style>
    <style:style style:name="T16" style:family="text">
      <style:text-properties fo:font-weight="normal"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weight-complex="normal" style:font-weight-asian="normal" style:font-size-complex="6pt" style:text-overline-style="none" style:text-overline-color="font-color" style:font-name-complex="FreeSans" style:font-size-asian="6pt" style:font-relief="none" fo:color="#000000"/>
    </style:style>
    <style:style style:name="T17" style:family="text">
      <style:text-properties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size-complex="6pt" style:text-overline-style="none" style:text-overline-color="font-color" style:font-name-complex="FreeSans" style:font-size-asian="6pt" style:font-relief="none" fo:color="#000000" fo:font-weight="bold" style:font-weight-complex="bold" style:font-weight-asian="bold"/>
    </style:style>
    <style:style style:name="T18" style:family="text">
      <style:text-properties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size-complex="6pt" style:text-overline-style="none" style:text-overline-color="font-color" style:font-name-complex="FreeSans" style:font-size-asian="6pt" style:font-relief="none" fo:color="#000000" fo:font-weight="normal" style:font-weight-asian="normal" style:font-weight-complex="normal"/>
    </style:style>
    <style:style style:name="T19" style:family="text">
      <style:text-properties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size-complex="6pt" style:text-overline-style="none" style:text-overline-color="font-color" style:font-name-complex="FreeSans" style:font-size-asian="6pt" style:font-relief="none" fo:color="#000000" fo:font-weight="bold" style:font-weight-asian="bold" style:font-weight-complex="bold"/>
    </style:style>
    <style:style style:name="T20" style:family="text">
      <style:text-properties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size-complex="6pt" style:text-overline-style="none" style:text-overline-color="font-color" style:font-name-complex="FreeSans" style:font-size-asian="6pt" style:font-relief="none" fo:font-weight="normal" style:font-weight-asian="normal" style:font-weight-complex="normal"/>
    </style:style>
    <style:style style:name="T21" style:family="text">
      <style:text-properties style:font-name="Liberation Mono" style:font-name-asian="Liberation Mono" style:font-name-complex="Liberation Mono"/>
    </style:style>
    <style:style style:name="T22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/>
    </style:style>
    <style:style style:name="T23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 fo:font-weight="bold" style:font-weight-asian="bold" style:font-weight-complex="bold"/>
    </style:style>
    <style:style style:name="T24" style:family="text">
      <style:text-properties fo:color="#000000" style:font-name="Liberation Serif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style:font-name="Liberation Serif" fo:font-size="9pt" style:font-size-asian="9pt" style:font-size-complex="9pt"/>
    </style:style>
    <style:style style:name="T28" style:family="text">
      <style:text-properties style:font-name="Liberation Serif" fo:font-size="7pt" style:font-size-asian="7pt" style:font-size-complex="7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 table:print-ranges="Tabelle2.A2:Tabelle2.HB357">
        <table:table-column table:style-name="co1" table:number-columns-repeated="210" table:default-cell-style-name="Default"/>
        <table:table-column table:style-name="co1" table:visibility="collapse" table:number-columns-repeated="814" table:default-cell-style-name="Default"/>
        <table:table-row table:style-name="ro1">
          <table:table-cell table:style-name="ce113" table:formula="of:=TEXT([.CD20];&quot;00&quot;)&amp;TEXT([.CL20];&quot;00&quot;)&amp;TEXT([.CT20];&quot;00&quot;)&amp;&quot;_&quot;&amp;TEXT([.DB20];&quot;00&quot;)&amp;&quot;_&quot;&amp;TEXT([.DJ1];&quot;00&quot;)&amp;&quot;_&quot;&amp;TEXT([.DR1];&quot;00&quot;)&amp;&quot;_&quot;&amp;SUBSTITUTE([.AI3];&quot; &quot;;&quot;_&quot;)" office:value-type="string" office:string-value="181007_11_01_47_Abbey_Ale" calcext:value-type="string" table:number-columns-spanned="113" table:number-rows-spanned="1">
            <text:p>181007_11_01_47_Abbey_Ale</text:p>
          </table:table-cell>
          <table:covered-table-cell table:number-columns-repeated="26" table:style-name="ce117"/>
          <table:covered-table-cell table:style-name="ce119"/>
          <table:covered-table-cell table:number-columns-repeated="85" table:style-name="ce117"/>
          <table:table-cell table:style-name="ce153" office:value-type="float" office:value="1" calcext:value-type="float" table:number-columns-spanned="8" table:number-rows-spanned="1">
            <text:p>01</text:p>
          </table:table-cell>
          <table:covered-table-cell table:number-columns-repeated="7" table:style-name="ce153"/>
          <table:table-cell table:style-name="ce153" office:value-type="float" office:value="47" calcext:value-type="float" table:number-columns-spanned="8" table:number-rows-spanned="1">
            <text:p>47</text:p>
          </table:table-cell>
          <table:covered-table-cell table:number-columns-repeated="7" table:style-name="ce153"/>
          <table:table-cell table:style-name="ce158" table:number-columns-spanned="81" table:number-rows-spanned="1"/>
          <table:covered-table-cell table:number-columns-repeated="53" table:style-name="ce117"/>
          <table:covered-table-cell table:style-name="ce165"/>
          <table:covered-table-cell table:number-columns-repeated="26" table:style-name="ce117"/>
          <table:table-cell table:number-columns-repeated="814"/>
        </table:table-row>
        <table:table-row table:style-name="ro2">
          <table:table-cell table:style-name="ce4" office:value-type="string" calcext:value-type="string" table:number-columns-spanned="27" table:number-rows-spanned="27">
            <text:p>Hier öffnen!</text:p>
          </table:table-cell>
          <table:covered-table-cell table:number-columns-repeated="26"/>
          <table:table-cell table:style-name="ce5" table:number-columns-spanned="156" table:number-rows-spanned="1"/>
          <table:covered-table-cell table:number-columns-repeated="155"/>
          <table:table-cell table:style-name="ce106" office:value-type="string" calcext:value-type="string" table:number-columns-spanned="27" table:number-rows-spanned="27">
            <text:p>l</text:p>
          </table:table-cell>
          <table:covered-table-cell table:number-columns-repeated="26"/>
          <table:table-cell table:number-columns-repeated="814"/>
        </table:table-row>
        <table:table-row table:style-name="ro2">
          <table:covered-table-cell table:number-columns-repeated="27"/>
          <table:table-cell table:style-name="ce120" office:value-type="string" calcext:value-type="string" table:number-columns-spanned="7" table:number-rows-spanned="25">
            <text:p>Neugierig?</text:p>
          </table:table-cell>
          <table:covered-table-cell table:number-columns-repeated="3"/>
          <table:covered-table-cell table:style-name="ce5"/>
          <table:covered-table-cell table:number-columns-repeated="2"/>
          <table:table-cell table:style-name="ce129" office:value-type="string" calcext:value-type="string" table:number-columns-spanned="44" table:number-rows-spanned="9">
            <text:p>Abbey Ale</text:p>
          </table:table-cell>
          <table:covered-table-cell table:number-columns-repeated="43"/>
          <table:table-cell table:style-name="ce5" table:number-columns-spanned="3" table:number-rows-spanned="13"/>
          <table:covered-table-cell table:number-columns-repeated="2"/>
          <table:table-cell table:style-name="ce55" office:value-type="string" calcext:value-type="string" table:number-columns-spanned="48" table:number-rows-spanned="13">
            <text:p><text:span text:style-name="T8">#</text:span><text:span text:style-name="T9">ℕ</text:span><text:span text:style-name="T10">UMB33R5</text:span></text:p>
            <text:p><text:span text:style-name="T11">Hausbrauerei seit 2017</text:span></text:p>
          </table:table-cell>
          <table:covered-table-cell table:number-columns-repeated="47"/>
          <table:table-cell table:style-name="ce5" table:number-columns-spanned="3" table:number-rows-spanned="13"/>
          <table:covered-table-cell table:number-columns-repeated="2"/>
          <table:table-cell table:style-name="ce160" office:value-type="string" calcext:value-type="string" table:number-columns-spanned="44" table:number-rows-spanned="13">
            <text:p>Kernig durch das Earlsche Kochmaischverfahren.</text:p>
          </table:table-cell>
          <table:covered-table-cell table:number-columns-repeated="43"/>
          <table:table-cell table:style-name="ce5" table:number-columns-spanned="7" table:number-rows-spanned="25"/>
          <table:covered-table-cell table:number-columns-repeated="2"/>
          <table:covered-table-cell table:style-name="ce5"/>
          <table:covered-table-cell table:number-columns-repeated="3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34"/>
          <table:table-cell table:style-name="ce130" office:value-type="string" calcext:value-type="string" table:number-columns-spanned="44" table:number-rows-spanned="4">
            <text:p>belgisches Dunkel</text:p>
          </table:table-cell>
          <table:covered-table-cell table:number-columns-repeated="46"/>
          <table:covered-table-cell table:number-columns-repeated="36" table:style-name="ce38"/>
          <table:covered-table-cell table:number-columns-repeated="93"/>
          <table:table-cell table:number-columns-repeated="814"/>
        </table:table-row>
        <table:table-row table:style-name="ro2">
          <table:covered-table-cell table:number-columns-repeated="78"/>
          <table:covered-table-cell table:style-name="ce5"/>
          <table:covered-table-cell table:number-columns-repeated="2"/>
          <table:covered-table-cell table:number-columns-repeated="16" table:style-name="ce61"/>
          <table:covered-table-cell table:style-name="ce149"/>
          <table:covered-table-cell table:number-columns-repeated="19" table:style-name="ce61"/>
          <table:covered-table-cell table:number-columns-repeated="12" table:style-name="ce74"/>
          <table:covered-table-cell table:style-name="ce5"/>
          <table:covered-table-cell table:number-columns-repeated="80"/>
          <table:table-cell table:number-columns-repeated="814"/>
        </table:table-row>
        <table:table-row table:style-name="ro2">
          <table:covered-table-cell table:number-columns-repeated="81"/>
          <table:covered-table-cell table:number-columns-repeated="36" table:style-name="ce61"/>
          <table:covered-table-cell table:number-columns-repeated="12" table:style-name="ce74"/>
          <table:covered-table-cell table:number-columns-repeated="81"/>
          <table:table-cell table:number-columns-repeated="814"/>
        </table:table-row>
        <table:table-row table:style-name="ro2">
          <table:covered-table-cell table:number-columns-repeated="81"/>
          <table:covered-table-cell table:number-columns-repeated="36" table:style-name="ce61"/>
          <table:covered-table-cell table:number-columns-repeated="12" table:style-name="ce74"/>
          <table:covered-table-cell table:number-columns-repeated="81"/>
          <table:table-cell table:number-columns-repeated="814"/>
        </table:table-row>
        <table:table-row table:style-name="ro2">
          <table:covered-table-cell table:number-columns-repeated="34"/>
          <table:table-cell table:style-name="ce131" office:value-type="string" calcext:value-type="string" table:number-columns-spanned="44" table:number-rows-spanned="9">
            <text:p><text:span text:style-name="T5">Nach einem Rezept von</text:span></text:p>
            <text:p><text:span text:style-name="T6">jamesdererste</text:span><text:span text:style-name="T7">, nur anders!</text:span></text:p>
          </table:table-cell>
          <table:covered-table-cell table:number-columns-repeated="43"/>
          <table:table-cell/>
          <table:table-cell table:style-name="ce5" table:number-columns-spanned="2" table:number-rows-spanned="1"/>
          <table:covered-table-cell/>
          <table:table-cell table:style-name="ce5" table:number-columns-spanned="1" table:number-rows-spanned="3"/>
          <table:table-cell table:style-name="ce145" office:value-type="string" calcext:value-type="string" table:number-columns-spanned="14" table:number-rows-spanned="3">
            <text:p>M. Prange</text:p>
          </table:table-cell>
          <table:covered-table-cell table:number-columns-repeated="13" table:style-name="ce61"/>
          <table:table-cell table:style-name="ce74" table:number-columns-spanned="2" table:number-rows-spanned="3"/>
          <table:covered-table-cell/>
          <table:table-cell table:style-name="ce145" office:value-type="string" calcext:value-type="string" table:number-columns-spanned="14" table:number-rows-spanned="3">
            <text:p>Ottilienstr. 4</text:p>
          </table:table-cell>
          <table:covered-table-cell table:number-columns-repeated="13" table:style-name="ce61"/>
          <table:table-cell table:style-name="ce74" table:number-columns-spanned="2" table:number-rows-spanned="3"/>
          <table:covered-table-cell/>
          <table:table-cell table:style-name="ce145" office:value-type="string" calcext:value-type="string" table:number-columns-spanned="14" table:number-rows-spanned="3">
            <text:p>33332 GT</text:p>
          </table:table-cell>
          <table:covered-table-cell table:number-columns-repeated="2" table:style-name="ce61"/>
          <table:covered-table-cell table:number-columns-repeated="11" table:style-name="ce74"/>
          <table:table-cell table:style-name="ce5" table:number-columns-spanned="1" table:number-rows-spanned="3"/>
          <table:table-cell table:style-name="ce5" table:number-columns-spanned="2" table:number-rows-spanned="1"/>
          <table:covered-table-cell/>
          <table:table-cell/>
          <table:table-cell table:style-name="ce161" office:value-type="string" calcext:value-type="string" table:number-columns-spanned="44" table:number-rows-spanned="9">
            <text:p><text:span text:style-name="T15">Zutaten: Brauwasser</text:span><text:span text:style-name="T16">, </text:span><text:span text:style-name="T17">Gerstenmalz</text:span><text:span text:style-name="T18">*, </text:span><text:span text:style-name="T19">Roggenmalz</text:span><text:span text:style-name="T18">*,Hopfen*, Hefe</text:span><text:span text:style-name="T20"> </text:span></text:p>
          </table:table-cell>
          <table:covered-table-cell table:number-columns-repeated="46" table:style-name="ce98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34"/>
          <table:covered-table-cell table:style-name="ce132"/>
          <table:covered-table-cell table:number-columns-repeated="43"/>
          <table:table-cell table:style-name="ce5" table:number-columns-spanned="1" table:number-rows-spanned="2"/>
          <table:table-cell table:style-name="ce141" table:number-columns-spanned="2" table:number-rows-spanned="2"/>
          <table:covered-table-cell/>
          <table:covered-table-cell table:number-columns-repeated="36" table:style-name="ce61"/>
          <table:covered-table-cell table:number-columns-repeated="12" table:style-name="ce74"/>
          <table:table-cell table:style-name="ce159" table:number-columns-spanned="2" table:number-rows-spanned="2"/>
          <table:covered-table-cell/>
          <table:table-cell table:style-name="ce5" table:number-columns-spanned="1" table:number-rows-spanned="2"/>
          <table:covered-table-cell table:number-columns-repeated="47" table:style-name="ce98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82"/>
          <table:covered-table-cell table:number-columns-repeated="35" table:style-name="ce61"/>
          <table:covered-table-cell table:number-columns-repeated="12" table:style-name="ce74"/>
          <table:covered-table-cell table:number-columns-repeated="3"/>
          <table:covered-table-cell table:number-columns-repeated="47" table:style-name="ce98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78"/>
          <table:table-cell table:style-name="ce5" table:number-columns-spanned="3" table:number-rows-spanned="9"/>
          <table:covered-table-cell table:number-columns-repeated="2"/>
          <table:table-cell table:style-name="ce5" table:number-columns-spanned="48" table:number-rows-spanned="1"/>
          <table:covered-table-cell table:number-columns-repeated="35" table:style-name="ce61"/>
          <table:covered-table-cell table:number-columns-repeated="12" table:style-name="ce74"/>
          <table:table-cell table:style-name="ce5" table:number-columns-spanned="3" table:number-rows-spanned="9"/>
          <table:covered-table-cell table:number-columns-repeated="2"/>
          <table:covered-table-cell table:number-columns-repeated="47" table:style-name="ce98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81"/>
          <table:table-cell table:style-name="ce143" office:value-type="float" office:value="18" calcext:value-type="float" table:number-columns-spanned="8" table:number-rows-spanned="5">
            <text:p>18</text:p>
          </table:table-cell>
          <table:covered-table-cell table:number-columns-repeated="7" table:style-name="ce68"/>
          <table:table-cell table:style-name="ce146" office:value-type="float" office:value="10" calcext:value-type="float" table:number-columns-spanned="8" table:number-rows-spanned="5">
            <text:p>10</text:p>
          </table:table-cell>
          <table:covered-table-cell table:number-columns-repeated="7" table:style-name="ce68"/>
          <table:table-cell table:style-name="ce146" office:value-type="float" office:value="7" calcext:value-type="float" table:number-columns-spanned="8" table:number-rows-spanned="5">
            <text:p>07</text:p>
          </table:table-cell>
          <table:covered-table-cell table:number-columns-repeated="7" table:style-name="ce68"/>
          <table:table-cell table:style-name="ce146" office:value-type="float" office:value="11" calcext:value-type="float" table:number-columns-spanned="8" table:number-rows-spanned="5">
            <text:p>11</text:p>
          </table:table-cell>
          <table:covered-table-cell table:number-columns-repeated="7" table:style-name="ce68"/>
          <table:table-cell table:style-name="ce146" table:number-columns-spanned="8" table:number-rows-spanned="5"/>
          <table:covered-table-cell table:number-columns-repeated="7" table:style-name="ce68"/>
          <table:table-cell table:style-name="ce157" table:formula="of:=SUM([.AE35:.AE39])" office:value-type="float" office:value="67" calcext:value-type="float" table:number-columns-spanned="8" table:number-rows-spanned="5">
            <text:p>67</text:p>
          </table:table-cell>
          <table:covered-table-cell table:number-columns-repeated="6" table:style-name="ce68"/>
          <table:covered-table-cell table:style-name="ce157"/>
          <table:covered-table-cell table:number-columns-repeated="3"/>
          <table:covered-table-cell table:number-columns-repeated="47" table:style-name="ce98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81"/>
          <table:covered-table-cell table:style-name="ce143"/>
          <table:covered-table-cell table:number-columns-repeated="46" table:style-name="ce68"/>
          <table:covered-table-cell table:style-name="ce157"/>
          <table:covered-table-cell table:number-columns-repeated="3"/>
          <table:covered-table-cell table:number-columns-repeated="47" table:style-name="ce98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31"/>
          <table:covered-table-cell table:style-name="ce128"/>
          <table:covered-table-cell table:number-columns-repeated="49"/>
          <table:covered-table-cell table:style-name="ce143"/>
          <table:covered-table-cell table:number-columns-repeated="46" table:style-name="ce68"/>
          <table:covered-table-cell table:style-name="ce157"/>
          <table:covered-table-cell table:number-columns-repeated="3"/>
          <table:covered-table-cell table:number-columns-repeated="47" table:style-name="ce98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81"/>
          <table:covered-table-cell table:style-name="ce143"/>
          <table:covered-table-cell table:number-columns-repeated="46" table:style-name="ce68"/>
          <table:covered-table-cell table:style-name="ce157"/>
          <table:covered-table-cell table:number-columns-repeated="3"/>
          <table:covered-table-cell table:number-columns-repeated="47" table:style-name="ce98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81"/>
          <table:covered-table-cell table:style-name="ce143"/>
          <table:covered-table-cell table:number-columns-repeated="46" table:style-name="ce68"/>
          <table:covered-table-cell table:style-name="ce157"/>
          <table:covered-table-cell table:number-columns-repeated="3"/>
          <table:covered-table-cell table:number-columns-repeated="47" table:style-name="ce98"/>
          <table:covered-table-cell table:number-columns-repeated="31"/>
          <table:table-cell table:number-columns-repeated="814"/>
        </table:table-row>
        <table:table-row table:style-name="ro2">
          <table:covered-table-cell table:number-columns-repeated="34"/>
          <table:table-cell table:style-name="ce36" table:number-columns-spanned="21" table:number-rows-spanned="3"/>
          <table:covered-table-cell table:number-columns-repeated="20" table:style-name="ce38"/>
          <table:table-cell table:style-name="ce55" table:number-columns-spanned="2" table:number-rows-spanned="3"/>
          <table:covered-table-cell table:style-name="ce38"/>
          <table:table-cell table:style-name="ce36" office:value-type="string" calcext:value-type="string" table:number-columns-spanned="21" table:number-rows-spanned="3">
            <text:p>Alk. 5,3 Vol.%</text:p>
          </table:table-cell>
          <table:covered-table-cell table:number-columns-repeated="23" table:style-name="ce38"/>
          <table:table-cell table:style-name="ce55" table:number-columns-spanned="1" table:number-rows-spanned="3"/>
          <table:table-cell table:style-name="ce147" office:value-type="string" calcext:value-type="string" table:number-columns-spanned="22" table:number-rows-spanned="3">
            <text:p>Abfülldatum</text:p>
          </table:table-cell>
          <table:covered-table-cell table:number-columns-repeated="21" table:style-name="ce64"/>
          <table:table-cell table:style-name="ce61" table:number-columns-spanned="2" table:number-rows-spanned="3"/>
          <table:covered-table-cell table:style-name="ce38"/>
          <table:table-cell table:style-name="ce81" office:value-type="string" calcext:value-type="string" table:number-columns-spanned="6" table:number-rows-spanned="3">
            <text:p>Sud</text:p>
          </table:table-cell>
          <table:covered-table-cell table:number-columns-repeated="5" table:style-name="ce57"/>
          <table:table-cell table:style-name="ce61" table:number-columns-spanned="2" table:number-rows-spanned="3"/>
          <table:covered-table-cell table:style-name="ce38"/>
          <table:table-cell table:style-name="ce81" office:value-type="string" calcext:value-type="string" table:number-columns-spanned="14" table:number-rows-spanned="3">
            <text:p>Flasche</text:p>
          </table:table-cell>
          <table:covered-table-cell table:number-columns-repeated="13" table:style-name="ce57"/>
          <table:table-cell table:style-name="ce55" table:number-columns-spanned="1" table:number-rows-spanned="3"/>
          <table:covered-table-cell table:number-columns-repeated="3" table:style-name="ce38"/>
          <table:table-cell table:style-name="ce36" office:value-type="string" calcext:value-type="string" table:number-columns-spanned="44" table:number-rows-spanned="3">
            <text:p>mindestens haltbar bis 18|12|02</text:p>
          </table:table-cell>
          <table:covered-table-cell table:number-columns-repeated="43" table:style-name="ce38"/>
          <table:covered-table-cell table:number-columns-repeated="2"/>
          <table:covered-table-cell table:style-name="ce163"/>
          <table:covered-table-cell table:style-name="ce5"/>
          <table:covered-table-cell table:number-columns-repeated="30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47" table:style-name="ce38"/>
          <table:covered-table-cell table:number-columns-repeated="24" table:style-name="ce64"/>
          <table:covered-table-cell table:number-columns-repeated="24" table:style-name="ce57"/>
          <table:covered-table-cell table:number-columns-repeated="3" table:style-name="ce38"/>
          <table:covered-table-cell table:style-name="ce57"/>
          <table:covered-table-cell table:number-columns-repeated="43" table:style-name="ce38"/>
          <table:covered-table-cell table:number-columns-repeated="2"/>
          <table:covered-table-cell table:style-name="ce164"/>
          <table:covered-table-cell table:style-name="ce74"/>
          <table:covered-table-cell table:number-columns-repeated="30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22" table:style-name="ce38"/>
          <table:covered-table-cell table:style-name="ce57"/>
          <table:covered-table-cell table:number-columns-repeated="24" table:style-name="ce38"/>
          <table:covered-table-cell table:number-columns-repeated="24" table:style-name="ce64"/>
          <table:covered-table-cell table:number-columns-repeated="24" table:style-name="ce57"/>
          <table:covered-table-cell table:number-columns-repeated="3" table:style-name="ce38"/>
          <table:covered-table-cell table:style-name="ce57"/>
          <table:covered-table-cell table:number-columns-repeated="43" table:style-name="ce38"/>
          <table:covered-table-cell table:number-columns-repeated="2"/>
          <table:covered-table-cell table:style-name="ce164"/>
          <table:covered-table-cell table:style-name="ce74"/>
          <table:covered-table-cell table:number-columns-repeated="30"/>
          <table:table-cell table:number-columns-repeated="814"/>
        </table:table-row>
        <table:table-row table:style-name="ro2">
          <table:covered-table-cell table:number-columns-repeated="27"/>
          <table:table-cell table:style-name="ce121" table:number-columns-spanned="156" table:number-rows-spanned="1"/>
          <table:covered-table-cell table:number-columns-repeated="182"/>
          <table:table-cell table:number-columns-repeated="814"/>
        </table:table-row>
        <table:table-row table:style-name="ro3">
          <table:table-cell table:style-name="ce5" office:value-type="string" calcext:value-type="string" table:number-columns-spanned="210" table:number-rows-spanned="1">
            <text:p><text:s/></text:p>
          </table:table-cell>
          <table:covered-table-cell table:number-columns-repeated="209"/>
          <table:table-cell table:number-columns-repeated="814"/>
        </table:table-row>
        <table:table-row table:style-name="ro2">
          <table:table-cell table:style-name="ce4" table:number-columns-spanned="27" table:number-rows-spanned="27"/>
          <table:covered-table-cell table:number-columns-repeated="26"/>
          <table:table-cell table:style-name="ce121" table:number-columns-spanned="156" table:number-rows-spanned="1"/>
          <table:covered-table-cell table:number-columns-repeated="155"/>
          <table:table-cell table:style-name="ce4" table:number-columns-spanned="27" table:number-rows-spanned="27"/>
          <table:covered-table-cell table:number-columns-repeated="2"/>
          <table:covered-table-cell table:style-name="ce4"/>
          <table:covered-table-cell table:number-columns-repeated="23"/>
          <table:table-cell table:number-columns-repeated="814"/>
        </table:table-row>
        <table:table-row table:style-name="ro2">
          <table:covered-table-cell table:number-columns-repeated="27"/>
          <table:table-cell table:style-name="ce5" table:number-columns-spanned="3" table:number-rows-spanned="25"/>
          <table:covered-table-cell table:number-columns-repeated="2"/>
          <table:table-cell table:style-name="ce122" office:value-type="string" calcext:value-type="string" table:number-columns-spanned="67" table:number-rows-spanned="4">
            <text:p>abgefüllte Flaschen:</text:p>
          </table:table-cell>
          <table:covered-table-cell table:number-columns-repeated="66"/>
          <table:table-cell table:style-name="ce5" table:number-columns-spanned="16" table:number-rows-spanned="4"/>
          <table:covered-table-cell table:number-columns-repeated="15"/>
          <table:table-cell table:style-name="ce26" office:value-type="string" calcext:value-type="string" table:number-columns-spanned="70" table:number-rows-spanned="22">
            <text:p><text:span text:style-name="T12">Hinweise:</text:span></text:p>
            <text:p><text:span text:style-name="T4">- kühl und aufrecht stehend lagern</text:span></text:p>
            <text:p><text:span text:style-name="T4">- Hefe nicht mittrinken</text:span></text:p>
            <text:p><text:span text:style-name="T4">- Flasche ausgespült und unverschlossen </text:span></text:p>
            <text:p><text:span text:style-name="T13">- </text:span><text:span text:style-name="T14">an den Brauer zurückführen</text:span></text:p>
            <text:p><text:span text:style-name="T4">- Kritik und Spenden sind erwünscht</text:span></text:p>
          </table:table-cell>
          <table:covered-table-cell table:number-columns-repeated="96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30"/>
          <table:table-cell table:style-name="ce123" office:value-type="float" office:value="47" calcext:value-type="float" table:number-columns-spanned="7" table:number-rows-spanned="4">
            <text:p>47x</text:p>
          </table:table-cell>
          <table:covered-table-cell table:number-columns-repeated="6" table:style-name="ce22"/>
          <table:table-cell table:style-name="ce49" table:formula="of:=[.CT35]&amp;&quot;¹ (belgisches dunkel)&quot;" office:value-type="string" office:string-value="330 ml¹ (belgisches dunkel)" calcext:value-type="string" table:number-columns-spanned="60" table:number-rows-spanned="4">
            <text:p>330 ml¹ (belgisches dunkel)</text:p>
          </table:table-cell>
          <table:covered-table-cell table:number-columns-repeated="40" table:style-name="ce54"/>
          <table:covered-table-cell table:style-name="ce49"/>
          <table:covered-table-cell table:number-columns-repeated="18" table:style-name="ce54"/>
          <table:table-cell table:style-name="ce150" office:value-type="string" calcext:value-type="string" table:number-columns-spanned="16" table:number-rows-spanned="4">
            <text:p>330 ml</text:p>
          </table:table-cell>
          <table:covered-table-cell table:number-columns-repeated="15" table:style-name="ce79"/>
          <table:covered-table-cell table:number-columns-repeated="97"/>
          <table:table-cell table:number-columns-repeated="814"/>
        </table:table-row>
        <table:table-row table:style-name="ro2">
          <table:covered-table-cell table:number-columns-repeated="30"/>
          <table:covered-table-cell table:number-columns-repeated="7" table:style-name="ce22"/>
          <table:covered-table-cell table:number-columns-repeated="60" table:style-name="ce54"/>
          <table:covered-table-cell table:number-columns-repeated="16" table:style-name="ce79"/>
          <table:covered-table-cell table:number-columns-repeated="97"/>
          <table:table-cell table:number-columns-repeated="814"/>
        </table:table-row>
        <table:table-row table:style-name="ro2">
          <table:covered-table-cell table:number-columns-repeated="30"/>
          <table:covered-table-cell table:number-columns-repeated="7" table:style-name="ce22"/>
          <table:covered-table-cell table:number-columns-repeated="60" table:style-name="ce54"/>
          <table:covered-table-cell table:number-columns-repeated="16" table:style-name="ce79"/>
          <table:covered-table-cell table:number-columns-repeated="97"/>
          <table:table-cell table:number-columns-repeated="814"/>
        </table:table-row>
        <table:table-row table:style-name="ro2">
          <table:covered-table-cell table:number-columns-repeated="30"/>
          <table:covered-table-cell table:number-columns-repeated="7" table:style-name="ce22"/>
          <table:covered-table-cell table:number-columns-repeated="60" table:style-name="ce54"/>
          <table:covered-table-cell table:number-columns-repeated="16" table:style-name="ce79"/>
          <table:covered-table-cell table:number-columns-repeated="97"/>
          <table:table-cell table:number-columns-repeated="814"/>
        </table:table-row>
        <table:table-row table:style-name="ro2">
          <table:covered-table-cell table:number-columns-repeated="30"/>
          <table:table-cell table:style-name="ce123" office:value-type="float" office:value="20" calcext:value-type="float" table:number-columns-spanned="7" table:number-rows-spanned="4">
            <text:p>20x</text:p>
          </table:table-cell>
          <table:covered-table-cell table:number-columns-repeated="3" table:style-name="ce24"/>
          <table:covered-table-cell table:number-columns-repeated="3" table:style-name="ce39"/>
          <table:table-cell table:style-name="ce49" table:formula="of:=[.CT39]&amp;&quot;² (falsches Kriek)&quot;" office:value-type="string" office:string-value="330 ml² (falsches Kriek)" calcext:value-type="string" table:number-columns-spanned="60" table:number-rows-spanned="4">
            <text:p>330 ml² (falsches Kriek)</text:p>
          </table:table-cell>
          <table:covered-table-cell table:number-columns-repeated="40" table:style-name="ce54"/>
          <table:covered-table-cell table:style-name="ce49"/>
          <table:covered-table-cell table:number-columns-repeated="18" table:style-name="ce54"/>
          <table:table-cell table:style-name="ce150" office:value-type="string" calcext:value-type="string" table:number-columns-spanned="16" table:number-rows-spanned="4">
            <text:p>330 ml</text:p>
          </table:table-cell>
          <table:covered-table-cell table:number-columns-repeated="15" table:style-name="ce79"/>
          <table:covered-table-cell table:number-columns-repeated="97"/>
          <table:table-cell table:number-columns-repeated="814"/>
        </table:table-row>
        <table:table-row table:style-name="ro2">
          <table:covered-table-cell table:number-columns-repeated="30"/>
          <table:covered-table-cell table:number-columns-repeated="4" table:style-name="ce24"/>
          <table:covered-table-cell table:number-columns-repeated="3" table:style-name="ce39"/>
          <table:covered-table-cell table:number-columns-repeated="60" table:style-name="ce54"/>
          <table:covered-table-cell table:number-columns-repeated="16" table:style-name="ce79"/>
          <table:covered-table-cell table:number-columns-repeated="97"/>
          <table:table-cell table:number-columns-repeated="814"/>
        </table:table-row>
        <table:table-row table:style-name="ro2">
          <table:covered-table-cell table:number-columns-repeated="30"/>
          <table:covered-table-cell table:number-columns-repeated="4" table:style-name="ce24"/>
          <table:covered-table-cell table:number-columns-repeated="3" table:style-name="ce39"/>
          <table:covered-table-cell table:number-columns-repeated="60" table:style-name="ce54"/>
          <table:covered-table-cell table:number-columns-repeated="16" table:style-name="ce79"/>
          <table:covered-table-cell table:number-columns-repeated="97"/>
          <table:table-cell table:number-columns-repeated="814"/>
        </table:table-row>
        <table:table-row table:style-name="ro2">
          <table:covered-table-cell table:number-columns-repeated="30"/>
          <table:covered-table-cell table:number-columns-repeated="4" table:style-name="ce24"/>
          <table:covered-table-cell table:number-columns-repeated="3" table:style-name="ce39"/>
          <table:covered-table-cell table:number-columns-repeated="60" table:style-name="ce54"/>
          <table:covered-table-cell table:number-columns-repeated="16" table:style-name="ce79"/>
          <table:covered-table-cell table:number-columns-repeated="97"/>
          <table:table-cell table:number-columns-repeated="814"/>
        </table:table-row>
        <table:table-row table:style-name="ro2">
          <table:covered-table-cell table:number-columns-repeated="30"/>
          <table:table-cell table:style-name="ce26" office:value-type="string" calcext:value-type="string" table:number-columns-spanned="67" table:number-rows-spanned="10">
            <text:p><text:span text:style-name="T1">Ein </text:span><text:span text:style-name="T2">Abteibier</text:span><text:span text:style-name="T3"> ist ein in belgisches Klöstern oder nach</text:span></text:p>
            <text:p><text:span text:style-name="T4">überlieferter Klosterrezeptur hergestelltes obergäriges</text:span></text:p>
            <text:p><text:span text:style-name="T1">Bier. Die Herkunft </text:span><text:span text:style-name="T2">dieses</text:span><text:span text:style-name="T3"> Rezeptes ist unbekannt.</text:span></text:p>
          </table:table-cell>
          <table:covered-table-cell table:number-columns-repeated="66"/>
          <table:table-cell table:style-name="ce5" table:number-columns-spanned="16" table:number-rows-spanned="13"/>
          <table:covered-table-cell table:number-columns-repeated="112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30"/>
          <table:table-cell table:style-name="ce127" office:value-type="string" calcext:value-type="string" table:number-columns-spanned="67" table:number-rows-spanned="3">
            <text:p>Nach der Gärung ¹abgefüllt/²mit Kirschen gestopft.</text:p>
          </table:table-cell>
          <table:covered-table-cell table:number-columns-repeated="82"/>
          <table:table-cell table:style-name="ce154" office:value-type="string" calcext:value-type="string" table:number-columns-spanned="70" table:number-rows-spanned="3">
            <text:p>*aus ökologischem Anbau</text:p>
          </table:table-cell>
          <table:covered-table-cell table:number-columns-repeated="96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10"/>
          <table:table-cell table:number-columns-repeated="814"/>
        </table:table-row>
        <table:table-row table:style-name="ro2">
          <table:covered-table-cell table:number-columns-repeated="27"/>
          <table:table-cell table:style-name="ce121" table:number-columns-spanned="156" table:number-rows-spanned="1"/>
          <table:covered-table-cell table:number-columns-repeated="182"/>
          <table:table-cell table:number-columns-repeated="814"/>
        </table:table-row>
        <table:table-row table:style-name="ro3">
          <table:table-cell table:style-name="ce5" office:value-type="string" calcext:value-type="string" table:number-columns-spanned="1024" table:number-rows-spanned="1">
            <text:p><text:s/></text:p>
          </table:table-cell>
          <table:covered-table-cell table:number-columns-repeated="1023"/>
        </table:table-row>
        <table:table-row table:style-name="ro3">
          <table:table-cell table:style-name="ce5" office:value-type="string" calcext:value-type="string" table:number-columns-spanned="1024" table:number-rows-spanned="1">
            <text:p><text:s/></text:p>
          </table:table-cell>
          <table:covered-table-cell table:number-columns-repeated="1023"/>
        </table:table-row>
        <table:table-row table:style-name="ro3">
          <table:table-cell table:style-name="ce5" office:value-type="string" calcext:value-type="string" table:number-columns-spanned="1024" table:number-rows-spanned="1">
            <text:p><text:s/></text:p>
          </table:table-cell>
          <table:covered-table-cell table:number-columns-repeated="1023"/>
        </table:table-row>
        <table:table-header-rows>
          <table:table-row table:style-name="ro4">
            <table:table-cell table:style-name="ce8" office:value-type="string" calcext:value-type="string" table:number-columns-spanned="183" table:number-rows-spanned="1">
              <text:p><text:s/></text:p>
            </table:table-cell>
            <table:covered-table-cell table:number-columns-repeated="26" table:style-name="ce118"/>
            <table:covered-table-cell table:style-name="ce8"/>
            <table:covered-table-cell table:number-columns-repeated="155" table:style-name="ce118"/>
            <table:table-cell table:style-name="ce107" office:value-type="string" calcext:value-type="string" table:number-columns-spanned="841" table:number-rows-spanned="4">
              <text:p>ℕ</text:p>
            </table:table-cell>
            <table:covered-table-cell table:number-columns-repeated="840"/>
          </table:table-row>
        </table:table-header-rows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1" calcext:value-type="float" table:number-columns-spanned="8" table:number-rows-spanned="1">
            <text:p>01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902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6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902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902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2" calcext:value-type="float" table:number-columns-spanned="8" table:number-rows-spanned="1">
            <text:p>02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6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3" calcext:value-type="float" table:number-columns-spanned="8" table:number-rows-spanned="1">
            <text:p>03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6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4" calcext:value-type="float" table:number-columns-spanned="8" table:number-rows-spanned="1">
            <text:p>04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7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5" calcext:value-type="float" table:number-columns-spanned="8" table:number-rows-spanned="1">
            <text:p>05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7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6" calcext:value-type="float" table:number-columns-spanned="8" table:number-rows-spanned="1">
            <text:p>06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7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7" calcext:value-type="float" table:number-columns-spanned="8" table:number-rows-spanned="1">
            <text:p>07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7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8" calcext:value-type="float" table:number-columns-spanned="8" table:number-rows-spanned="1">
            <text:p>08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8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9" calcext:value-type="float" table:number-columns-spanned="8" table:number-rows-spanned="1">
            <text:p>09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8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10" calcext:value-type="float" table:number-columns-spanned="8" table:number-rows-spanned="1">
            <text:p>10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8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11" calcext:value-type="float" table:number-columns-spanned="8" table:number-rows-spanned="1">
            <text:p>11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9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9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13" calcext:value-type="float" table:number-columns-spanned="8" table:number-rows-spanned="1">
            <text:p>13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9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0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15" calcext:value-type="float" table:number-columns-spanned="8" table:number-rows-spanned="1">
            <text:p>15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0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0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0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18" calcext:value-type="float" table:number-columns-spanned="8" table:number-rows-spanned="1">
            <text:p>18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1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19" calcext:value-type="float" table:number-columns-spanned="8" table:number-rows-spanned="1">
            <text:p>19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1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1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21" calcext:value-type="float" table:number-columns-spanned="8" table:number-rows-spanned="1">
            <text:p>21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2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22" calcext:value-type="float" table:number-columns-spanned="8" table:number-rows-spanned="1">
            <text:p>22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2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23" calcext:value-type="float" table:number-columns-spanned="8" table:number-rows-spanned="1">
            <text:p>23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2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24" calcext:value-type="float" table:number-columns-spanned="8" table:number-rows-spanned="1">
            <text:p>24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3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25" calcext:value-type="float" table:number-columns-spanned="8" table:number-rows-spanned="1">
            <text:p>25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3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3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3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28" calcext:value-type="float" table:number-columns-spanned="8" table:number-rows-spanned="1">
            <text:p>28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4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29" calcext:value-type="float" table:number-columns-spanned="8" table:number-rows-spanned="1">
            <text:p>29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4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4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5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5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5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34" calcext:value-type="float" table:number-columns-spanned="8" table:number-rows-spanned="1">
            <text:p>34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6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35" calcext:value-type="float" table:number-columns-spanned="8" table:number-rows-spanned="1">
            <text:p>35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6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36" calcext:value-type="float" table:number-columns-spanned="8" table:number-rows-spanned="1">
            <text:p>36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6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37" calcext:value-type="float" table:number-columns-spanned="8" table:number-rows-spanned="1">
            <text:p>37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6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38" calcext:value-type="float" table:number-columns-spanned="8" table:number-rows-spanned="1">
            <text:p>38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7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39" calcext:value-type="float" table:number-columns-spanned="8" table:number-rows-spanned="1">
            <text:p>39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7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40" calcext:value-type="float" table:number-columns-spanned="8" table:number-rows-spanned="1">
            <text:p>40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7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41" calcext:value-type="float" table:number-columns-spanned="8" table:number-rows-spanned="1">
            <text:p>41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8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42" calcext:value-type="float" table:number-columns-spanned="8" table:number-rows-spanned="1">
            <text:p>42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8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43" calcext:value-type="float" table:number-columns-spanned="8" table:number-rows-spanned="1">
            <text:p>43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8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44" calcext:value-type="float" table:number-columns-spanned="8" table:number-rows-spanned="1">
            <text:p>44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9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45" calcext:value-type="float" table:number-columns-spanned="8" table:number-rows-spanned="1">
            <text:p>45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9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46" calcext:value-type="float" table:number-columns-spanned="8" table:number-rows-spanned="1">
            <text:p>46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9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47" calcext:value-type="float" table:number-columns-spanned="8" table:number-rows-spanned="1">
            <text:p>47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19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48" calcext:value-type="float" table:number-columns-spanned="8" table:number-rows-spanned="1">
            <text:p>48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0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49" calcext:value-type="float" table:number-columns-spanned="8" table:number-rows-spanned="1">
            <text:p>49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0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50" calcext:value-type="float" table:number-columns-spanned="8" table:number-rows-spanned="1">
            <text:p>50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0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51" calcext:value-type="float" table:number-columns-spanned="8" table:number-rows-spanned="1">
            <text:p>51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1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52" calcext:value-type="float" table:number-columns-spanned="8" table:number-rows-spanned="1">
            <text:p>52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1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53" calcext:value-type="float" table:number-columns-spanned="8" table:number-rows-spanned="1">
            <text:p>53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1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54" calcext:value-type="float" table:number-columns-spanned="8" table:number-rows-spanned="1">
            <text:p>54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2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2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56" calcext:value-type="float" table:number-columns-spanned="8" table:number-rows-spanned="1">
            <text:p>56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2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57" calcext:value-type="float" table:number-columns-spanned="8" table:number-rows-spanned="1">
            <text:p>57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2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58" calcext:value-type="float" table:number-columns-spanned="8" table:number-rows-spanned="1">
            <text:p>58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3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59" calcext:value-type="float" table:number-columns-spanned="8" table:number-rows-spanned="1">
            <text:p>59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3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60" calcext:value-type="float" table:number-columns-spanned="8" table:number-rows-spanned="1">
            <text:p>60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3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4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4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4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64" calcext:value-type="float" table:number-columns-spanned="8" table:number-rows-spanned="1">
            <text:p>64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5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65" calcext:value-type="float" table:number-columns-spanned="8" table:number-rows-spanned="1">
            <text:p>65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5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66" calcext:value-type="float" table:number-columns-spanned="8" table:number-rows-spanned="1">
            <text:p>66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5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5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68" calcext:value-type="float" table:number-columns-spanned="8" table:number-rows-spanned="1">
            <text:p>68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6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69" calcext:value-type="float" table:number-columns-spanned="8" table:number-rows-spanned="1">
            <text:p>69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6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6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7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72" calcext:value-type="float" table:number-columns-spanned="8" table:number-rows-spanned="1">
            <text:p>72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7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73" calcext:value-type="float" table:number-columns-spanned="8" table:number-rows-spanned="1">
            <text:p>73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7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74" calcext:value-type="float" table:number-columns-spanned="8" table:number-rows-spanned="1">
            <text:p>74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8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75" calcext:value-type="float" table:number-columns-spanned="8" table:number-rows-spanned="1">
            <text:p>75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8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76" calcext:value-type="float" table:number-columns-spanned="8" table:number-rows-spanned="1">
            <text:p>76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8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77" calcext:value-type="float" table:number-columns-spanned="8" table:number-rows-spanned="1">
            <text:p>77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8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9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79" calcext:value-type="float" table:number-columns-spanned="8" table:number-rows-spanned="1">
            <text:p>79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9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80" calcext:value-type="float" table:number-columns-spanned="8" table:number-rows-spanned="1">
            <text:p>80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29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81" calcext:value-type="float" table:number-columns-spanned="8" table:number-rows-spanned="1">
            <text:p>81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0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82" calcext:value-type="float" table:number-columns-spanned="8" table:number-rows-spanned="1">
            <text:p>82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0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0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1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1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1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1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88" calcext:value-type="float" table:number-columns-spanned="8" table:number-rows-spanned="1">
            <text:p>88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2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89" calcext:value-type="float" table:number-columns-spanned="8" table:number-rows-spanned="1">
            <text:p>89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2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90" calcext:value-type="float" table:number-columns-spanned="8" table:number-rows-spanned="1">
            <text:p>90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28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31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92" calcext:value-type="float" table:number-columns-spanned="8" table:number-rows-spanned="1">
            <text:p>92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34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93" calcext:value-type="float" table:number-columns-spanned="8" table:number-rows-spanned="1">
            <text:p>93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37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94" calcext:value-type="float" table:number-columns-spanned="8" table:number-rows-spanned="1">
            <text:p>94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40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95" calcext:value-type="float" table:number-columns-spanned="8" table:number-rows-spanned="1">
            <text:p>95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43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96" calcext:value-type="float" table:number-columns-spanned="8" table:number-rows-spanned="1">
            <text:p>96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46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97" calcext:value-type="float" table:number-columns-spanned="8" table:number-rows-spanned="1">
            <text:p>97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49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98" calcext:value-type="float" table:number-columns-spanned="8" table:number-rows-spanned="1">
            <text:p>98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52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1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5" table:formula="of:=(ROW()-58)/3" office:value-type="float" office:value="99" calcext:value-type="float" table:number-columns-spanned="8" table:number-rows-spanned="1">
            <text:p>99</text:p>
          </table:table-cell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5">
          <table:table-cell table:style-name="ce5" table:number-columns-spanned="34" table:number-rows-spanned="1"/>
          <table:covered-table-cell table:number-columns-repeated="26"/>
          <table:covered-table-cell table:style-name="ce5"/>
          <table:covered-table-cell table:number-columns-repeated="6"/>
          <table:table-cell table:style-name="ce136" table:formula="of:=&quot;e &quot;&amp;IF([.DJ355]&lt;[.$AE$35];IF([.$CT$35]&lt;&gt;&quot;&quot;;[.$CT$35];[.$AL$35]);IF([.$CT$39]&lt;&gt;&quot;&quot;;[.$CT$39];[.$AL$39]))" office:value-type="string" office:string-value="e 330 ml" calcext:value-type="string" table:number-columns-spanned="21" table:number-rows-spanned="1">
            <text:p>e 330 ml</text:p>
          </table:table-cell>
          <table:covered-table-cell table:number-columns-repeated="20"/>
          <table:table-cell table:style-name="ce5" table:number-columns-spanned="128" table:number-rows-spanned="1"/>
          <table:covered-table-cell table:number-columns-repeated="57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2">
          <table:table-cell table:style-name="ce5" table:number-columns-spanned="183" table:number-rows-spanned="1"/>
          <table:covered-table-cell table:number-columns-repeated="26"/>
          <table:covered-table-cell table:style-name="ce5"/>
          <table:covered-table-cell table:number-columns-repeated="85"/>
          <table:covered-table-cell table:number-columns-repeated="8" table:style-name="ce155"/>
          <table:covered-table-cell table:style-name="ce5"/>
          <table:covered-table-cell table:number-columns-repeated="88"/>
          <table:table-cell table:number-columns-repeated="814"/>
        </table:table-row>
        <table:table-row table:style-name="ro6">
          <table:table-cell table:style-name="ce5" table:number-columns-spanned="113" table:number-rows-spanned="1"/>
          <table:covered-table-cell table:number-columns-repeated="26"/>
          <table:covered-table-cell table:style-name="ce5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5"/>
          <table:table-cell table:style-name="ce5" table:number-columns-spanned="62" table:number-rows-spanned="1"/>
          <table:covered-table-cell table:number-columns-repeated="61"/>
          <table:table-cell table:style-name="ce107" office:value-type="string" calcext:value-type="string" table:number-columns-spanned="27" table:number-rows-spanned="1">
            <text:p>ℕ</text:p>
          </table:table-cell>
          <table:covered-table-cell table:number-columns-repeated="26"/>
          <table:table-cell table:number-columns-repeated="814"/>
        </table:table-row>
        <table:table-row table:style-name="ro6" table:visibility="collapse" table:number-rows-repeated="1048217">
          <table:table-cell table:number-columns-repeated="1024"/>
        </table:table-row>
        <table:table-row table:style-name="ro6" table:visibility="collapse">
          <table:table-cell table:number-columns-repeated="1024"/>
        </table:table-row>
      </table:table>
      <table:table table:name="Banderole" table:style-name="ta1" table:print-ranges="Banderole.A2:Banderole.AMJ120">
        <table:shapes>
          <draw:frame draw:z-index="0" draw:style-name="gr1" draw:text-style-name="P1" svg:width="2mm" svg:height="4.74mm" svg:x="112.87mm" svg:y="14.4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7" table:default-cell-style-name="ce66"/>
        <table:table-column table:style-name="co7" table:default-cell-style-name="ce10"/>
        <table:table-column table:style-name="co3" table:default-cell-style-name="ce10"/>
        <table:table-column table:style-name="co8" table:default-cell-style-name="ce86"/>
        <table:table-column table:style-name="co3" table:default-cell-style-name="ce10"/>
        <table:table-column table:style-name="co2" table:default-cell-style-name="ce199"/>
        <table:table-column table:style-name="co9" table:visibility="collapse" table:number-columns-repeated="1009" table:default-cell-style-name="ce10"/>
        <table:table-row table:style-name="ro1">
          <table:table-cell table:style-name="ce2" table:formula="of:=TEXT([.F6];&quot;00&quot;)&amp;TEXT([.G6];&quot;00&quot;)&amp;TEXT([.H6];&quot;00&quot;)&amp;&quot;_&quot;&amp;TEXT([.I6];&quot;00&quot;)&amp;&quot;_&quot;&amp;TEXT([.J1];&quot;00&quot;)&amp;&quot;_&quot;&amp;TEXT([.K1];&quot;00&quot;)&amp;&quot;_&quot;&amp;SUBSTITUTE([.D3];&quot; &quot;;&quot;_&quot;)" office:value-type="string" office:string-value="181007_11_01_47_Abbey_Ale" calcext:value-type="string" table:number-columns-spanned="9" table:number-rows-spanned="1">
            <text:p>181007_11_01_47_Abbey_Ale</text:p>
          </table:table-cell>
          <table:covered-table-cell table:number-columns-repeated="2" table:style-name="ce115"/>
          <table:covered-table-cell table:style-name="ce28"/>
          <table:covered-table-cell table:style-name="ce115"/>
          <table:covered-table-cell table:style-name="ce53"/>
          <table:covered-table-cell table:number-columns-repeated="3" table:style-name="ce115"/>
          <table:table-cell table:style-name="ce72" office:value-type="float" office:value="1" calcext:value-type="float">
            <text:p>01</text:p>
          </table:table-cell>
          <table:table-cell table:style-name="ce72" table:formula="of:=[.C14]" office:value-type="float" office:value="47" calcext:value-type="float">
            <text:p>47</text:p>
          </table:table-cell>
          <table:table-cell table:style-name="ce115" table:number-columns-repeated="3"/>
          <table:table-cell table:style-name="ce99"/>
          <table:table-cell table:style-name="ce115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7">
            <text:p>Hier öffnen!</text:p>
          </table:table-cell>
          <table:table-cell table:number-columns-repeated="2"/>
          <table:table-cell table:style-name="ce139"/>
          <table:table-cell/>
          <table:table-cell table:style-name="ce168"/>
          <table:table-cell table:number-columns-repeated="3"/>
          <table:table-cell table:style-name="ce10"/>
          <table:table-cell table:number-columns-repeated="2"/>
          <table:table-cell table:style-name="ce10"/>
          <table:table-cell/>
          <table:table-cell table:style-name="ce100" office:value-type="string" calcext:value-type="string" table:number-columns-spanned="1" table:number-rows-spanned="7">
            <text:p>l</text:p>
          </table:table-cell>
          <table:table-cell table:number-columns-repeated="1009"/>
        </table:table-row>
        <table:table-row table:style-name="ro6">
          <table:covered-table-cell/>
          <table:table-cell table:style-name="ce11" office:value-type="string" calcext:value-type="string" table:number-columns-spanned="1" table:number-rows-spanned="5">
            <text:p>↓↓ Neugierig? ↓<text:span text:style-name="T21">↓</text:span></text:p>
          </table:table-cell>
          <table:table-cell table:style-name="ce19" table:number-columns-spanned="1" table:number-rows-spanned="2"/>
          <table:table-cell table:style-name="ce31" office:value-type="string" calcext:value-type="string" table:number-columns-spanned="1" table:number-rows-spanned="2">
            <text:p>Abbey Ale</text:p>
          </table:table-cell>
          <table:table-cell table:style-name="ce41" office:value-type="string" calcext:value-type="string" table:number-columns-spanned="8" table:number-rows-spanned="3">
            <text:p>#<text:span text:style-name="T26">ℕ</text:span>UMB33R5</text:p>
            <text:p><text:span text:style-name="T27">Hausbrauerei seit 2017</text:span></text:p>
            <text:p><text:span text:style-name="T28">M. Prange | Ottilienstr. 4 | 33332 GT</text:span></text:p>
          </table:table-cell>
          <table:covered-table-cell table:style-name="Default"/>
          <table:covered-table-cell table:number-columns-repeated="3"/>
          <table:covered-table-cell table:style-name="ce10"/>
          <table:covered-table-cell/>
          <table:covered-table-cell table:style-name="ce168"/>
          <table:table-cell table:style-name="ce76" office:value-type="string" calcext:value-type="string" table:number-columns-spanned="1" table:number-rows-spanned="2">
            <text:p>Kernig durch das Earlsche Kochmaischverfahren.</text:p>
          </table:table-cell>
          <table:table-cell/>
          <table:covered-table-cell table:style-name="ce90"/>
          <table:table-cell table:number-columns-repeated="1009"/>
        </table:table-row>
        <table:table-row table:style-name="ro7">
          <table:covered-table-cell/>
          <table:covered-table-cell table:number-columns-repeated="2" table:style-name="ce14"/>
          <table:covered-table-cell table:style-name="ce139"/>
          <table:covered-table-cell/>
          <table:covered-table-cell table:style-name="ce58"/>
          <table:covered-table-cell table:number-columns-repeated="3"/>
          <table:covered-table-cell table:style-name="ce10"/>
          <table:covered-table-cell table:number-columns-repeated="2"/>
          <table:covered-table-cell table:style-name="ce78"/>
          <table:table-cell/>
          <table:covered-table-cell table:style-name="ce90"/>
          <table:table-cell table:number-columns-repeated="1009"/>
        </table:table-row>
        <table:table-row table:style-name="ro2">
          <table:covered-table-cell table:number-columns-repeated="2"/>
          <table:table-cell/>
          <table:table-cell table:style-name="ce25"/>
          <table:covered-table-cell table:number-columns-repeated="5"/>
          <table:covered-table-cell table:style-name="ce10"/>
          <table:covered-table-cell table:number-columns-repeated="2"/>
          <table:table-cell table:style-name="ce10" table:formula="of:=SUM([.C7])" office:value-type="float" office:value="0" calcext:value-type="float">
            <text:p>0</text:p>
          </table:table-cell>
          <table:table-cell/>
          <table:covered-table-cell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43" office:value-type="string" calcext:value-type="string">
            <text:p>belgisches Dunkel</text:p>
          </table:table-cell>
          <table:table-cell table:style-name="ce50"/>
          <table:table-cell table:style-name="ce40" office:value-type="float" office:value="18" calcext:value-type="float">
            <text:p>18</text:p>
          </table:table-cell>
          <table:table-cell table:style-name="ce42" office:value-type="float" office:value="10" calcext:value-type="float">
            <text:p>10</text:p>
          </table:table-cell>
          <table:table-cell table:style-name="ce46" office:value-type="float" office:value="7" calcext:value-type="float">
            <text:p>07</text:p>
          </table:table-cell>
          <table:table-cell table:style-name="ce47" office:value-type="float" office:value="11" calcext:value-type="float">
            <text:p>11</text:p>
          </table:table-cell>
          <table:table-cell table:style-name="ce48"/>
          <table:table-cell table:style-name="ce67" table:formula="of:=SUM([.C14:.C15])" office:value-type="float" office:value="67" calcext:value-type="float">
            <text:p>67</text:p>
          </table:table-cell>
          <table:table-cell/>
          <table:table-cell table:style-name="ce80" office:value-type="string" calcext:value-type="string">
            <text:p>Zutaten: Wasser, Malz (<text:span text:style-name="T29">Gerste</text:span>*, <text:span text:style-name="T29">Roggen</text:span>*),Hopfen*, Hefe</text:p>
          </table:table-cell>
          <table:table-cell/>
          <table:covered-table-cell/>
          <table:table-cell table:number-columns-repeated="1009"/>
        </table:table-row>
        <table:table-row table:style-name="ro8">
          <table:covered-table-cell table:number-columns-repeated="2"/>
          <table:table-cell/>
          <table:table-cell table:style-name="ce44" office:value-type="string" calcext:value-type="string">
            <text:p>Nach einem Rezept von</text:p>
            <text:p><text:span text:style-name="T25">jamesdererste</text:span>, nur anders!</text:p>
          </table:table-cell>
          <table:table-cell table:style-name="ce50"/>
          <table:table-cell table:style-name="ce171" office:value-type="string" calcext:value-type="string" table:number-columns-spanned="3" table:number-rows-spanned="1">
            <text:p>Abfülldatum</text:p>
          </table:table-cell>
          <table:covered-table-cell table:style-name="ce171"/>
          <table:covered-table-cell table:style-name="ce175"/>
          <table:table-cell table:style-name="ce175" office:value-type="string" calcext:value-type="string">
            <text:p>Sud¹</text:p>
          </table:table-cell>
          <table:table-cell table:style-name="ce175" office:value-type="string" calcext:value-type="string" table:number-columns-spanned="2" table:number-rows-spanned="1">
            <text:p>Flasche</text:p>
          </table:table-cell>
          <table:covered-table-cell table:style-name="ce175"/>
          <table:table-cell/>
          <table:table-cell table:style-name="ce69" office:value-type="string" calcext:value-type="string">
            <text:p>5,3 Vol.%</text:p>
          </table:table-cell>
          <table:table-cell/>
          <table:covered-table-cell/>
          <table:table-cell table:number-columns-repeated="1009"/>
        </table:table-row>
        <table:table-row table:style-name="ro2">
          <table:covered-table-cell/>
          <table:table-cell table:number-columns-repeated="8"/>
          <table:table-cell table:style-name="ce10"/>
          <table:table-cell table:number-columns-repeated="2"/>
          <table:table-cell table:style-name="ce10"/>
          <table:table-cell/>
          <table:covered-table-cell/>
          <table:table-cell table:number-columns-repeated="1009"/>
        </table:table-row>
        <table:table-row table:style-name="ro9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10"/>
          <table:table-cell table:number-columns-repeated="2"/>
          <table:table-cell table:style-name="ce10"/>
          <table:table-cell/>
          <table:table-cell table:style-name="ce103" table:number-columns-spanned="1" table:number-rows-spanned="3"/>
          <table:table-cell table:number-columns-repeated="1009"/>
        </table:table-row>
        <table:table-row table:style-name="ro8">
          <table:table-cell table:number-columns-repeated="9"/>
          <table:table-cell table:style-name="ce10"/>
          <table:table-cell table:number-columns-repeated="2"/>
          <table:table-cell table:style-name="ce83"/>
          <table:table-cell/>
          <table:covered-table-cell/>
          <table:table-cell table:number-columns-repeated="1009"/>
        </table:table-row>
        <table:table-row table:style-name="ro2">
          <table:table-cell table:number-columns-repeated="9"/>
          <table:table-cell table:style-name="ce56" office:value-type="string" calcext:value-type="string">
            <text:p><text:s/></text:p>
          </table:table-cell>
          <table:table-cell table:number-columns-repeated="2"/>
          <table:table-cell table:style-name="ce10"/>
          <table:table-cell/>
          <table:covered-table-cell/>
          <table:table-cell table:number-columns-repeated="1009"/>
        </table:table-row>
        <table:table-row table:style-name="ro2">
          <table:table-cell table:style-name="ce6" table:number-columns-spanned="1" table:number-rows-spanned="6"/>
          <table:table-cell table:number-columns-repeated="2"/>
          <table:table-cell table:style-name="ce134"/>
          <table:table-cell table:number-columns-repeated="5"/>
          <table:table-cell table:style-name="ce10"/>
          <table:table-cell table:number-columns-repeated="2"/>
          <table:table-cell table:style-name="ce84"/>
          <table:table-cell table:number-columns-repeated="1011"/>
        </table:table-row>
        <table:table-row table:style-name="ro10">
          <table:covered-table-cell/>
          <table:table-cell table:style-name="ce17"/>
          <table:table-cell table:style-name="ce134" office:value-type="string" calcext:value-type="string" table:number-columns-spanned="5" table:number-rows-spanned="1">
            <text:p>abgefüllte Flaschen:</text:p>
          </table:table-cell>
          <table:covered-table-cell table:style-name="ce134"/>
          <table:covered-table-cell/>
          <table:covered-table-cell table:style-name="ce134"/>
          <table:covered-table-cell/>
          <table:table-cell/>
          <table:table-cell table:style-name="ce134"/>
          <table:table-cell table:style-name="ce82" office:value-type="string" calcext:value-type="string" table:number-columns-spanned="4" table:number-rows-spanned="4">
            <text:p><text:span text:style-name="T29">Hinweise:</text:span></text:p>
            <text:p>- kühl und aufrecht stehend lagern</text:p>
            <text:p>- Hefe nicht mittrinken</text:p>
            <text:p>- Flasche ausgespült und unverschlossen </text:p>
            <text:p><text:span text:style-name="T30">- </text:span>an den Brauer zurückführen</text:p>
            <text:p>- Kritik und Spenden sind erwünscht</text:p>
          </table:table-cell>
          <table:covered-table-cell table:number-columns-repeated="2"/>
          <table:covered-table-cell table:style-name="ce134"/>
          <table:table-cell table:number-columns-repeated="1011"/>
        </table:table-row>
        <table:table-row table:style-name="ro10">
          <table:covered-table-cell/>
          <table:table-cell/>
          <table:table-cell table:style-name="ce23" office:value-type="float" office:value="47" calcext:value-type="float">
            <text:p>47x</text:p>
          </table:table-cell>
          <table:table-cell table:style-name="ce37" table:formula="of:=[.E14]&amp;&quot;¹ (belgisches Dunkel)&quot;" office:value-type="string" office:string-value="330 ml¹ (belgisches Dunkel)" calcext:value-type="string">
            <text:p>330 ml¹ (belgisches Dunkel)</text:p>
          </table:table-cell>
          <table:table-cell table:style-name="ce52" office:value-type="string" calcext:value-type="string">
            <text:p>330 ml</text:p>
          </table:table-cell>
          <table:table-cell table:style-name="ce134"/>
          <table:table-cell table:style-name="ce32"/>
          <table:table-cell/>
          <table:table-cell table:style-name="ce134"/>
          <table:covered-table-cell table:style-name="ce87"/>
          <table:covered-table-cell table:number-columns-repeated="2"/>
          <table:covered-table-cell table:style-name="ce134"/>
          <table:table-cell table:number-columns-repeated="1011"/>
        </table:table-row>
        <table:table-row table:style-name="ro10">
          <table:covered-table-cell/>
          <table:table-cell/>
          <table:table-cell table:style-name="ce23" office:value-type="float" office:value="20" calcext:value-type="float">
            <text:p>20x</text:p>
          </table:table-cell>
          <table:table-cell table:style-name="ce37" table:formula="of:=[.E15]&amp;&quot;² (falsches Kriek)&quot;" office:value-type="string" office:string-value="330 ml² (falsches Kriek)" calcext:value-type="string">
            <text:p>330 ml² (falsches Kriek)</text:p>
          </table:table-cell>
          <table:table-cell table:style-name="ce52" office:value-type="string" calcext:value-type="string">
            <text:p>330 ml</text:p>
          </table:table-cell>
          <table:table-cell table:style-name="ce134"/>
          <table:table-cell table:style-name="ce32"/>
          <table:table-cell/>
          <table:table-cell table:style-name="ce134"/>
          <table:covered-table-cell table:style-name="ce87"/>
          <table:covered-table-cell table:number-columns-repeated="2"/>
          <table:covered-table-cell table:style-name="ce134"/>
          <table:table-cell table:number-columns-repeated="1011"/>
        </table:table-row>
        <table:table-row table:style-name="ro11">
          <table:covered-table-cell/>
          <table:table-cell/>
          <table:table-cell table:style-name="ce134" office:value-type="string" calcext:value-type="string" table:number-columns-spanned="5" table:number-rows-spanned="1">
            <text:p><text:span text:style-name="T22">Ein </text:span><text:span text:style-name="T23">Abteibier</text:span><text:span text:style-name="T22"> ist ein in belgisches Klöstern oder nach</text:span></text:p>
            <text:p><text:span text:style-name="T24">überlieferter Klosterrezeptur hergestelltes obergäriges</text:span></text:p>
            <text:p><text:span text:style-name="T22">Bier. Die Herkunft </text:span><text:span text:style-name="T23">dieses</text:span><text:span text:style-name="T22"> Rezeptes ist unbekannt.</text:span></text:p>
          </table:table-cell>
          <table:covered-table-cell table:style-name="ce134"/>
          <table:covered-table-cell/>
          <table:covered-table-cell table:style-name="ce134"/>
          <table:covered-table-cell/>
          <table:table-cell/>
          <table:table-cell table:style-name="ce134"/>
          <table:covered-table-cell table:style-name="ce59"/>
          <table:covered-table-cell table:number-columns-repeated="2"/>
          <table:covered-table-cell table:style-name="ce134"/>
          <table:table-cell table:number-columns-repeated="1011"/>
        </table:table-row>
        <table:table-row table:style-name="ro1">
          <table:covered-table-cell/>
          <table:table-cell/>
          <table:table-cell table:style-name="ce137" office:value-type="string" calcext:value-type="string" table:number-columns-spanned="5" table:number-rows-spanned="1">
            <text:p>Nach der Gärung ¹abgefüllt/²mit Kirschen gestopft</text:p>
          </table:table-cell>
          <table:covered-table-cell table:style-name="ce134"/>
          <table:covered-table-cell table:number-columns-repeated="3"/>
          <table:table-cell table:number-columns-repeated="2"/>
          <table:table-cell table:style-name="ce137" office:value-type="string" calcext:value-type="string" table:number-columns-spanned="4" table:number-rows-spanned="1">
            <text:p>*aus ökologischem Anbau</text:p>
          </table:table-cell>
          <table:covered-table-cell table:number-columns-repeated="2"/>
          <table:covered-table-cell table:style-name="ce10"/>
          <table:table-cell table:number-columns-repeated="1011"/>
        </table:table-row>
        <table:table-row table:style-name="ro3">
          <table:table-cell table:style-name="ce7" table:number-columns-repeated="3"/>
          <table:table-cell table:style-name="ce7" office:value-type="string" calcext:value-type="string">
            <text:p><text:s/>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10" office:value-type="string" calcext:value-type="string">
            <text:p><text:s/>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3">
          <table:table-cell table:style-name="ce12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style-name="ce10" office:value-type="string" calcext:value-type="string">
            <text:p><text:s/></text:p>
          </table:table-cell>
          <table:table-cell table:number-columns-repeated="2"/>
          <table:table-cell table:style-name="ce10"/>
          <table:table-cell table:number-columns-repeated="1011"/>
        </table:table-row>
        <table:table-header-rows>
          <table:table-row table:style-name="ro12">
            <table:table-cell table:number-columns-repeated="9"/>
            <table:table-cell table:style-name="ce10"/>
            <table:table-cell table:number-columns-repeated="2"/>
            <table:table-cell table:style-name="ce10"/>
            <table:table-cell/>
            <table:table-cell table:style-name="ce201" office:value-type="string" calcext:value-type="string" table:number-columns-spanned="1" table:number-rows-spanned="2">
              <text:p>ℕ</text:p>
            </table:table-cell>
            <table:table-cell table:number-columns-repeated="1009"/>
          </table:table-row>
        </table:table-header-rows>
        <table:table-row table:style-name="ro13">
          <table:table-cell table:number-columns-repeated="8"/>
          <table:table-cell table:style-name="ce51"/>
          <table:table-cell table:style-name="ce63" table:formula="of:=IF(ISFORMULA([.J21]);[.J21]+1;1)" office:value-type="float" office:value="1" calcext:value-type="float">
            <text:p>01</text:p>
          </table:table-cell>
          <table:table-cell table:style-name="ce70"/>
          <table:table-cell/>
          <table:table-cell table:style-name="ce85" table:formula="of:=IF([.$C$14]&gt;=[.J2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covered-table-cell table:style-name="ce105"/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2]);[.J22]+1;1)" office:value-type="float" office:value="2" calcext:value-type="float">
            <text:p>02</text:p>
          </table:table-cell>
          <table:table-cell table:number-columns-repeated="2"/>
          <table:table-cell table:style-name="ce85" table:formula="of:=IF([.$C$14]&gt;=[.J2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3]);[.J23]+1;1)" office:value-type="float" office:value="3" calcext:value-type="float">
            <text:p>03</text:p>
          </table:table-cell>
          <table:table-cell table:number-columns-repeated="2"/>
          <table:table-cell table:style-name="ce85" table:formula="of:=IF([.$C$14]&gt;=[.J2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4]);[.J24]+1;1)" office:value-type="float" office:value="4" calcext:value-type="float">
            <text:p>04</text:p>
          </table:table-cell>
          <table:table-cell table:number-columns-repeated="2"/>
          <table:table-cell table:style-name="ce85" table:formula="of:=IF([.$C$14]&gt;=[.J2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5]);[.J25]+1;1)" office:value-type="float" office:value="5" calcext:value-type="float">
            <text:p>05</text:p>
          </table:table-cell>
          <table:table-cell table:number-columns-repeated="2"/>
          <table:table-cell table:style-name="ce85" table:formula="of:=IF([.$C$14]&gt;=[.J2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6]);[.J26]+1;1)" office:value-type="float" office:value="6" calcext:value-type="float">
            <text:p>06</text:p>
          </table:table-cell>
          <table:table-cell table:number-columns-repeated="2"/>
          <table:table-cell table:style-name="ce85" table:formula="of:=IF([.$C$14]&gt;=[.J2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7]);[.J27]+1;1)" office:value-type="float" office:value="7" calcext:value-type="float">
            <text:p>07</text:p>
          </table:table-cell>
          <table:table-cell table:number-columns-repeated="2"/>
          <table:table-cell table:style-name="ce85" table:formula="of:=IF([.$C$14]&gt;=[.J2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8]);[.J28]+1;1)" office:value-type="float" office:value="8" calcext:value-type="float">
            <text:p>08</text:p>
          </table:table-cell>
          <table:table-cell table:number-columns-repeated="2"/>
          <table:table-cell table:style-name="ce85" table:formula="of:=IF([.$C$14]&gt;=[.J2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29]);[.J29]+1;1)" office:value-type="float" office:value="9" calcext:value-type="float">
            <text:p>09</text:p>
          </table:table-cell>
          <table:table-cell table:number-columns-repeated="2"/>
          <table:table-cell table:style-name="ce85" table:formula="of:=IF([.$C$14]&gt;=[.J3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0]);[.J30]+1;1)" office:value-type="float" office:value="10" calcext:value-type="float">
            <text:p>10</text:p>
          </table:table-cell>
          <table:table-cell table:number-columns-repeated="2"/>
          <table:table-cell table:style-name="ce85" table:formula="of:=IF([.$C$14]&gt;=[.J3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1]);[.J31]+1;1)" office:value-type="float" office:value="11" calcext:value-type="float">
            <text:p>11</text:p>
          </table:table-cell>
          <table:table-cell table:number-columns-repeated="2"/>
          <table:table-cell table:style-name="ce85" table:formula="of:=IF([.$C$14]&gt;=[.J3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2]);[.J32]+1;1)" office:value-type="float" office:value="12" calcext:value-type="float">
            <text:p>12</text:p>
          </table:table-cell>
          <table:table-cell table:number-columns-repeated="2"/>
          <table:table-cell table:style-name="ce85" table:formula="of:=IF([.$C$14]&gt;=[.J3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3]);[.J33]+1;1)" office:value-type="float" office:value="13" calcext:value-type="float">
            <text:p>13</text:p>
          </table:table-cell>
          <table:table-cell table:number-columns-repeated="2"/>
          <table:table-cell table:style-name="ce85" table:formula="of:=IF([.$C$14]&gt;=[.J3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4]);[.J34]+1;1)" office:value-type="float" office:value="14" calcext:value-type="float">
            <text:p>14</text:p>
          </table:table-cell>
          <table:table-cell table:number-columns-repeated="2"/>
          <table:table-cell table:style-name="ce85" table:formula="of:=IF([.$C$14]&gt;=[.J3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5]);[.J35]+1;1)" office:value-type="float" office:value="15" calcext:value-type="float">
            <text:p>15</text:p>
          </table:table-cell>
          <table:table-cell table:number-columns-repeated="2"/>
          <table:table-cell table:style-name="ce85" table:formula="of:=IF([.$C$14]&gt;=[.J3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6]);[.J36]+1;1)" office:value-type="float" office:value="16" calcext:value-type="float">
            <text:p>16</text:p>
          </table:table-cell>
          <table:table-cell table:number-columns-repeated="2"/>
          <table:table-cell table:style-name="ce85" table:formula="of:=IF([.$C$14]&gt;=[.J3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7]);[.J37]+1;1)" office:value-type="float" office:value="17" calcext:value-type="float">
            <text:p>17</text:p>
          </table:table-cell>
          <table:table-cell table:number-columns-repeated="2"/>
          <table:table-cell table:style-name="ce85" table:formula="of:=IF([.$C$14]&gt;=[.J3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8]);[.J38]+1;1)" office:value-type="float" office:value="18" calcext:value-type="float">
            <text:p>18</text:p>
          </table:table-cell>
          <table:table-cell table:number-columns-repeated="2"/>
          <table:table-cell table:style-name="ce85" table:formula="of:=IF([.$C$14]&gt;=[.J3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39]);[.J39]+1;1)" office:value-type="float" office:value="19" calcext:value-type="float">
            <text:p>19</text:p>
          </table:table-cell>
          <table:table-cell table:number-columns-repeated="2"/>
          <table:table-cell table:style-name="ce85" table:formula="of:=IF([.$C$14]&gt;=[.J4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0]);[.J40]+1;1)" office:value-type="float" office:value="20" calcext:value-type="float">
            <text:p>20</text:p>
          </table:table-cell>
          <table:table-cell table:number-columns-repeated="2"/>
          <table:table-cell table:style-name="ce85" table:formula="of:=IF([.$C$14]&gt;=[.J4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1]);[.J41]+1;1)" office:value-type="float" office:value="21" calcext:value-type="float">
            <text:p>21</text:p>
          </table:table-cell>
          <table:table-cell table:number-columns-repeated="2"/>
          <table:table-cell table:style-name="ce85" table:formula="of:=IF([.$C$14]&gt;=[.J4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2]);[.J42]+1;1)" office:value-type="float" office:value="22" calcext:value-type="float">
            <text:p>22</text:p>
          </table:table-cell>
          <table:table-cell table:number-columns-repeated="2"/>
          <table:table-cell table:style-name="ce85" table:formula="of:=IF([.$C$14]&gt;=[.J4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3]);[.J43]+1;1)" office:value-type="float" office:value="23" calcext:value-type="float">
            <text:p>23</text:p>
          </table:table-cell>
          <table:table-cell table:number-columns-repeated="2"/>
          <table:table-cell table:style-name="ce85" table:formula="of:=IF([.$C$14]&gt;=[.J4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4]);[.J44]+1;1)" office:value-type="float" office:value="24" calcext:value-type="float">
            <text:p>24</text:p>
          </table:table-cell>
          <table:table-cell table:number-columns-repeated="2"/>
          <table:table-cell table:style-name="ce85" table:formula="of:=IF([.$C$14]&gt;=[.J4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5]);[.J45]+1;1)" office:value-type="float" office:value="25" calcext:value-type="float">
            <text:p>25</text:p>
          </table:table-cell>
          <table:table-cell table:number-columns-repeated="2"/>
          <table:table-cell table:style-name="ce85" table:formula="of:=IF([.$C$14]&gt;=[.J4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6]);[.J46]+1;1)" office:value-type="float" office:value="26" calcext:value-type="float">
            <text:p>26</text:p>
          </table:table-cell>
          <table:table-cell table:number-columns-repeated="2"/>
          <table:table-cell table:style-name="ce85" table:formula="of:=IF([.$C$14]&gt;=[.J4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7]);[.J47]+1;1)" office:value-type="float" office:value="27" calcext:value-type="float">
            <text:p>27</text:p>
          </table:table-cell>
          <table:table-cell table:number-columns-repeated="2"/>
          <table:table-cell table:style-name="ce85" table:formula="of:=IF([.$C$14]&gt;=[.J4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8]);[.J48]+1;1)" office:value-type="float" office:value="28" calcext:value-type="float">
            <text:p>28</text:p>
          </table:table-cell>
          <table:table-cell table:number-columns-repeated="2"/>
          <table:table-cell table:style-name="ce85" table:formula="of:=IF([.$C$14]&gt;=[.J4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49]);[.J49]+1;1)" office:value-type="float" office:value="29" calcext:value-type="float">
            <text:p>29</text:p>
          </table:table-cell>
          <table:table-cell table:number-columns-repeated="2"/>
          <table:table-cell table:style-name="ce85" table:formula="of:=IF([.$C$14]&gt;=[.J5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0]);[.J50]+1;1)" office:value-type="float" office:value="30" calcext:value-type="float">
            <text:p>30</text:p>
          </table:table-cell>
          <table:table-cell table:number-columns-repeated="2"/>
          <table:table-cell table:style-name="ce85" table:formula="of:=IF([.$C$14]&gt;=[.J5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1]);[.J51]+1;1)" office:value-type="float" office:value="31" calcext:value-type="float">
            <text:p>31</text:p>
          </table:table-cell>
          <table:table-cell table:number-columns-repeated="2"/>
          <table:table-cell table:style-name="ce85" table:formula="of:=IF([.$C$14]&gt;=[.J5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2]);[.J52]+1;1)" office:value-type="float" office:value="32" calcext:value-type="float">
            <text:p>32</text:p>
          </table:table-cell>
          <table:table-cell table:number-columns-repeated="2"/>
          <table:table-cell table:style-name="ce85" table:formula="of:=IF([.$C$14]&gt;=[.J5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3]);[.J53]+1;1)" office:value-type="float" office:value="33" calcext:value-type="float">
            <text:p>33</text:p>
          </table:table-cell>
          <table:table-cell table:number-columns-repeated="2"/>
          <table:table-cell table:style-name="ce85" table:formula="of:=IF([.$C$14]&gt;=[.J5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4]);[.J54]+1;1)" office:value-type="float" office:value="34" calcext:value-type="float">
            <text:p>34</text:p>
          </table:table-cell>
          <table:table-cell table:number-columns-repeated="2"/>
          <table:table-cell table:style-name="ce85" table:formula="of:=IF([.$C$14]&gt;=[.J5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5]);[.J55]+1;1)" office:value-type="float" office:value="35" calcext:value-type="float">
            <text:p>35</text:p>
          </table:table-cell>
          <table:table-cell table:number-columns-repeated="2"/>
          <table:table-cell table:style-name="ce85" table:formula="of:=IF([.$C$14]&gt;=[.J5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6]);[.J56]+1;1)" office:value-type="float" office:value="36" calcext:value-type="float">
            <text:p>36</text:p>
          </table:table-cell>
          <table:table-cell table:number-columns-repeated="2"/>
          <table:table-cell table:style-name="ce85" table:formula="of:=IF([.$C$14]&gt;=[.J5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7]);[.J57]+1;1)" office:value-type="float" office:value="37" calcext:value-type="float">
            <text:p>37</text:p>
          </table:table-cell>
          <table:table-cell table:number-columns-repeated="2"/>
          <table:table-cell table:style-name="ce85" table:formula="of:=IF([.$C$14]&gt;=[.J5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8]);[.J58]+1;1)" office:value-type="float" office:value="38" calcext:value-type="float">
            <text:p>38</text:p>
          </table:table-cell>
          <table:table-cell table:number-columns-repeated="2"/>
          <table:table-cell table:style-name="ce85" table:formula="of:=IF([.$C$14]&gt;=[.J5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59]);[.J59]+1;1)" office:value-type="float" office:value="39" calcext:value-type="float">
            <text:p>39</text:p>
          </table:table-cell>
          <table:table-cell table:number-columns-repeated="2"/>
          <table:table-cell table:style-name="ce85" table:formula="of:=IF([.$C$14]&gt;=[.J6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0]);[.J60]+1;1)" office:value-type="float" office:value="40" calcext:value-type="float">
            <text:p>40</text:p>
          </table:table-cell>
          <table:table-cell table:number-columns-repeated="2"/>
          <table:table-cell table:style-name="ce85" table:formula="of:=IF([.$C$14]&gt;=[.J6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1]);[.J61]+1;1)" office:value-type="float" office:value="41" calcext:value-type="float">
            <text:p>41</text:p>
          </table:table-cell>
          <table:table-cell table:number-columns-repeated="2"/>
          <table:table-cell table:style-name="ce85" table:formula="of:=IF([.$C$14]&gt;=[.J6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2]);[.J62]+1;1)" office:value-type="float" office:value="42" calcext:value-type="float">
            <text:p>42</text:p>
          </table:table-cell>
          <table:table-cell table:number-columns-repeated="2"/>
          <table:table-cell table:style-name="ce85" table:formula="of:=IF([.$C$14]&gt;=[.J6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3]);[.J63]+1;1)" office:value-type="float" office:value="43" calcext:value-type="float">
            <text:p>43</text:p>
          </table:table-cell>
          <table:table-cell table:number-columns-repeated="2"/>
          <table:table-cell table:style-name="ce85" table:formula="of:=IF([.$C$14]&gt;=[.J6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4]);[.J64]+1;1)" office:value-type="float" office:value="44" calcext:value-type="float">
            <text:p>44</text:p>
          </table:table-cell>
          <table:table-cell table:number-columns-repeated="2"/>
          <table:table-cell table:style-name="ce85" table:formula="of:=IF([.$C$14]&gt;=[.J6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5]);[.J65]+1;1)" office:value-type="float" office:value="45" calcext:value-type="float">
            <text:p>45</text:p>
          </table:table-cell>
          <table:table-cell table:number-columns-repeated="2"/>
          <table:table-cell table:style-name="ce85" table:formula="of:=IF([.$C$14]&gt;=[.J6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6]);[.J66]+1;1)" office:value-type="float" office:value="46" calcext:value-type="float">
            <text:p>46</text:p>
          </table:table-cell>
          <table:table-cell table:number-columns-repeated="2"/>
          <table:table-cell table:style-name="ce85" table:formula="of:=IF([.$C$14]&gt;=[.J6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7]);[.J67]+1;1)" office:value-type="float" office:value="47" calcext:value-type="float">
            <text:p>47</text:p>
          </table:table-cell>
          <table:table-cell table:number-columns-repeated="2"/>
          <table:table-cell table:style-name="ce85" table:formula="of:=IF([.$C$14]&gt;=[.J6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8]);[.J68]+1;1)" office:value-type="float" office:value="48" calcext:value-type="float">
            <text:p>48</text:p>
          </table:table-cell>
          <table:table-cell table:number-columns-repeated="2"/>
          <table:table-cell table:style-name="ce85" table:formula="of:=IF([.$C$14]&gt;=[.J6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69]);[.J69]+1;1)" office:value-type="float" office:value="49" calcext:value-type="float">
            <text:p>49</text:p>
          </table:table-cell>
          <table:table-cell table:number-columns-repeated="2"/>
          <table:table-cell table:style-name="ce85" table:formula="of:=IF([.$C$14]&gt;=[.J7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0]);[.J70]+1;1)" office:value-type="float" office:value="50" calcext:value-type="float">
            <text:p>50</text:p>
          </table:table-cell>
          <table:table-cell table:number-columns-repeated="2"/>
          <table:table-cell table:style-name="ce85" table:formula="of:=IF([.$C$14]&gt;=[.J7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1]);[.J71]+1;1)" office:value-type="float" office:value="51" calcext:value-type="float">
            <text:p>51</text:p>
          </table:table-cell>
          <table:table-cell table:number-columns-repeated="2"/>
          <table:table-cell table:style-name="ce85" table:formula="of:=IF([.$C$14]&gt;=[.J7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2]);[.J72]+1;1)" office:value-type="float" office:value="52" calcext:value-type="float">
            <text:p>52</text:p>
          </table:table-cell>
          <table:table-cell table:number-columns-repeated="2"/>
          <table:table-cell table:style-name="ce85" table:formula="of:=IF([.$C$14]&gt;=[.J7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3]);[.J73]+1;1)" office:value-type="float" office:value="53" calcext:value-type="float">
            <text:p>53</text:p>
          </table:table-cell>
          <table:table-cell table:number-columns-repeated="2"/>
          <table:table-cell table:style-name="ce85" table:formula="of:=IF([.$C$14]&gt;=[.J7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4]);[.J74]+1;1)" office:value-type="float" office:value="54" calcext:value-type="float">
            <text:p>54</text:p>
          </table:table-cell>
          <table:table-cell table:number-columns-repeated="2"/>
          <table:table-cell table:style-name="ce85" table:formula="of:=IF([.$C$14]&gt;=[.J7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5]);[.J75]+1;1)" office:value-type="float" office:value="55" calcext:value-type="float">
            <text:p>55</text:p>
          </table:table-cell>
          <table:table-cell table:number-columns-repeated="2"/>
          <table:table-cell table:style-name="ce85" table:formula="of:=IF([.$C$14]&gt;=[.J7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6]);[.J76]+1;1)" office:value-type="float" office:value="56" calcext:value-type="float">
            <text:p>56</text:p>
          </table:table-cell>
          <table:table-cell table:number-columns-repeated="2"/>
          <table:table-cell table:style-name="ce85" table:formula="of:=IF([.$C$14]&gt;=[.J7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7]);[.J77]+1;1)" office:value-type="float" office:value="57" calcext:value-type="float">
            <text:p>57</text:p>
          </table:table-cell>
          <table:table-cell table:number-columns-repeated="2"/>
          <table:table-cell table:style-name="ce85" table:formula="of:=IF([.$C$14]&gt;=[.J7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8]);[.J78]+1;1)" office:value-type="float" office:value="58" calcext:value-type="float">
            <text:p>58</text:p>
          </table:table-cell>
          <table:table-cell table:number-columns-repeated="2"/>
          <table:table-cell table:style-name="ce85" table:formula="of:=IF([.$C$14]&gt;=[.J7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79]);[.J79]+1;1)" office:value-type="float" office:value="59" calcext:value-type="float">
            <text:p>59</text:p>
          </table:table-cell>
          <table:table-cell table:number-columns-repeated="2"/>
          <table:table-cell table:style-name="ce85" table:formula="of:=IF([.$C$14]&gt;=[.J8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0]);[.J80]+1;1)" office:value-type="float" office:value="60" calcext:value-type="float">
            <text:p>60</text:p>
          </table:table-cell>
          <table:table-cell table:number-columns-repeated="2"/>
          <table:table-cell table:style-name="ce85" table:formula="of:=IF([.$C$14]&gt;=[.J8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1]);[.J81]+1;1)" office:value-type="float" office:value="61" calcext:value-type="float">
            <text:p>61</text:p>
          </table:table-cell>
          <table:table-cell table:number-columns-repeated="2"/>
          <table:table-cell table:style-name="ce85" table:formula="of:=IF([.$C$14]&gt;=[.J8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2]);[.J82]+1;1)" office:value-type="float" office:value="62" calcext:value-type="float">
            <text:p>62</text:p>
          </table:table-cell>
          <table:table-cell table:number-columns-repeated="2"/>
          <table:table-cell table:style-name="ce85" table:formula="of:=IF([.$C$14]&gt;=[.J8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3]);[.J83]+1;1)" office:value-type="float" office:value="63" calcext:value-type="float">
            <text:p>63</text:p>
          </table:table-cell>
          <table:table-cell table:number-columns-repeated="2"/>
          <table:table-cell table:style-name="ce85" table:formula="of:=IF([.$C$14]&gt;=[.J8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4]);[.J84]+1;1)" office:value-type="float" office:value="64" calcext:value-type="float">
            <text:p>64</text:p>
          </table:table-cell>
          <table:table-cell table:number-columns-repeated="2"/>
          <table:table-cell table:style-name="ce85" table:formula="of:=IF([.$C$14]&gt;=[.J8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5]);[.J85]+1;1)" office:value-type="float" office:value="65" calcext:value-type="float">
            <text:p>65</text:p>
          </table:table-cell>
          <table:table-cell table:number-columns-repeated="2"/>
          <table:table-cell table:style-name="ce85" table:formula="of:=IF([.$C$14]&gt;=[.J8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6]);[.J86]+1;1)" office:value-type="float" office:value="66" calcext:value-type="float">
            <text:p>66</text:p>
          </table:table-cell>
          <table:table-cell table:number-columns-repeated="2"/>
          <table:table-cell table:style-name="ce85" table:formula="of:=IF([.$C$14]&gt;=[.J8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7]);[.J87]+1;1)" office:value-type="float" office:value="67" calcext:value-type="float">
            <text:p>67</text:p>
          </table:table-cell>
          <table:table-cell table:number-columns-repeated="2"/>
          <table:table-cell table:style-name="ce85" table:formula="of:=IF([.$C$14]&gt;=[.J8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8]);[.J88]+1;1)" office:value-type="float" office:value="68" calcext:value-type="float">
            <text:p>68</text:p>
          </table:table-cell>
          <table:table-cell table:number-columns-repeated="2"/>
          <table:table-cell table:style-name="ce85" table:formula="of:=IF([.$C$14]&gt;=[.J8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89]);[.J89]+1;1)" office:value-type="float" office:value="69" calcext:value-type="float">
            <text:p>69</text:p>
          </table:table-cell>
          <table:table-cell table:number-columns-repeated="2"/>
          <table:table-cell table:style-name="ce85" table:formula="of:=IF([.$C$14]&gt;=[.J9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0]);[.J90]+1;1)" office:value-type="float" office:value="70" calcext:value-type="float">
            <text:p>70</text:p>
          </table:table-cell>
          <table:table-cell table:number-columns-repeated="2"/>
          <table:table-cell table:style-name="ce85" table:formula="of:=IF([.$C$14]&gt;=[.J9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1]);[.J91]+1;1)" office:value-type="float" office:value="71" calcext:value-type="float">
            <text:p>71</text:p>
          </table:table-cell>
          <table:table-cell table:number-columns-repeated="2"/>
          <table:table-cell table:style-name="ce85" table:formula="of:=IF([.$C$14]&gt;=[.J9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2]);[.J92]+1;1)" office:value-type="float" office:value="72" calcext:value-type="float">
            <text:p>72</text:p>
          </table:table-cell>
          <table:table-cell table:number-columns-repeated="2"/>
          <table:table-cell table:style-name="ce85" table:formula="of:=IF([.$C$14]&gt;=[.J9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3]);[.J93]+1;1)" office:value-type="float" office:value="73" calcext:value-type="float">
            <text:p>73</text:p>
          </table:table-cell>
          <table:table-cell table:number-columns-repeated="2"/>
          <table:table-cell table:style-name="ce85" table:formula="of:=IF([.$C$14]&gt;=[.J9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4]);[.J94]+1;1)" office:value-type="float" office:value="74" calcext:value-type="float">
            <text:p>74</text:p>
          </table:table-cell>
          <table:table-cell table:number-columns-repeated="2"/>
          <table:table-cell table:style-name="ce85" table:formula="of:=IF([.$C$14]&gt;=[.J9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5]);[.J95]+1;1)" office:value-type="float" office:value="75" calcext:value-type="float">
            <text:p>75</text:p>
          </table:table-cell>
          <table:table-cell table:number-columns-repeated="2"/>
          <table:table-cell table:style-name="ce85" table:formula="of:=IF([.$C$14]&gt;=[.J9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6]);[.J96]+1;1)" office:value-type="float" office:value="76" calcext:value-type="float">
            <text:p>76</text:p>
          </table:table-cell>
          <table:table-cell table:number-columns-repeated="2"/>
          <table:table-cell table:style-name="ce85" table:formula="of:=IF([.$C$14]&gt;=[.J9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7]);[.J97]+1;1)" office:value-type="float" office:value="77" calcext:value-type="float">
            <text:p>77</text:p>
          </table:table-cell>
          <table:table-cell table:number-columns-repeated="2"/>
          <table:table-cell table:style-name="ce85" table:formula="of:=IF([.$C$14]&gt;=[.J9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8]);[.J98]+1;1)" office:value-type="float" office:value="78" calcext:value-type="float">
            <text:p>78</text:p>
          </table:table-cell>
          <table:table-cell table:number-columns-repeated="2"/>
          <table:table-cell table:style-name="ce85" table:formula="of:=IF([.$C$14]&gt;=[.J9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99]);[.J99]+1;1)" office:value-type="float" office:value="79" calcext:value-type="float">
            <text:p>79</text:p>
          </table:table-cell>
          <table:table-cell table:number-columns-repeated="2"/>
          <table:table-cell table:style-name="ce85" table:formula="of:=IF([.$C$14]&gt;=[.J10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0]);[.J100]+1;1)" office:value-type="float" office:value="80" calcext:value-type="float">
            <text:p>80</text:p>
          </table:table-cell>
          <table:table-cell table:number-columns-repeated="2"/>
          <table:table-cell table:style-name="ce85" table:formula="of:=IF([.$C$14]&gt;=[.J10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1]);[.J101]+1;1)" office:value-type="float" office:value="81" calcext:value-type="float">
            <text:p>81</text:p>
          </table:table-cell>
          <table:table-cell table:number-columns-repeated="2"/>
          <table:table-cell table:style-name="ce85" table:formula="of:=IF([.$C$14]&gt;=[.J10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2]);[.J102]+1;1)" office:value-type="float" office:value="82" calcext:value-type="float">
            <text:p>82</text:p>
          </table:table-cell>
          <table:table-cell table:number-columns-repeated="2"/>
          <table:table-cell table:style-name="ce85" table:formula="of:=IF([.$C$14]&gt;=[.J10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3]);[.J103]+1;1)" office:value-type="float" office:value="83" calcext:value-type="float">
            <text:p>83</text:p>
          </table:table-cell>
          <table:table-cell table:number-columns-repeated="2"/>
          <table:table-cell table:style-name="ce85" table:formula="of:=IF([.$C$14]&gt;=[.J10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4]);[.J104]+1;1)" office:value-type="float" office:value="84" calcext:value-type="float">
            <text:p>84</text:p>
          </table:table-cell>
          <table:table-cell table:number-columns-repeated="2"/>
          <table:table-cell table:style-name="ce85" table:formula="of:=IF([.$C$14]&gt;=[.J10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5]);[.J105]+1;1)" office:value-type="float" office:value="85" calcext:value-type="float">
            <text:p>85</text:p>
          </table:table-cell>
          <table:table-cell table:number-columns-repeated="2"/>
          <table:table-cell table:style-name="ce85" table:formula="of:=IF([.$C$14]&gt;=[.J10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6]);[.J106]+1;1)" office:value-type="float" office:value="86" calcext:value-type="float">
            <text:p>86</text:p>
          </table:table-cell>
          <table:table-cell table:number-columns-repeated="2"/>
          <table:table-cell table:style-name="ce85" table:formula="of:=IF([.$C$14]&gt;=[.J10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7]);[.J107]+1;1)" office:value-type="float" office:value="87" calcext:value-type="float">
            <text:p>87</text:p>
          </table:table-cell>
          <table:table-cell table:number-columns-repeated="2"/>
          <table:table-cell table:style-name="ce85" table:formula="of:=IF([.$C$14]&gt;=[.J10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8]);[.J108]+1;1)" office:value-type="float" office:value="88" calcext:value-type="float">
            <text:p>88</text:p>
          </table:table-cell>
          <table:table-cell table:number-columns-repeated="2"/>
          <table:table-cell table:style-name="ce85" table:formula="of:=IF([.$C$14]&gt;=[.J10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09]);[.J109]+1;1)" office:value-type="float" office:value="89" calcext:value-type="float">
            <text:p>89</text:p>
          </table:table-cell>
          <table:table-cell table:number-columns-repeated="2"/>
          <table:table-cell table:style-name="ce85" table:formula="of:=IF([.$C$14]&gt;=[.J11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0]);[.J110]+1;1)" office:value-type="float" office:value="90" calcext:value-type="float">
            <text:p>90</text:p>
          </table:table-cell>
          <table:table-cell table:number-columns-repeated="2"/>
          <table:table-cell table:style-name="ce85" table:formula="of:=IF([.$C$14]&gt;=[.J11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1]);[.J111]+1;1)" office:value-type="float" office:value="91" calcext:value-type="float">
            <text:p>91</text:p>
          </table:table-cell>
          <table:table-cell table:number-columns-repeated="2"/>
          <table:table-cell table:style-name="ce85" table:formula="of:=IF([.$C$14]&gt;=[.J11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2]);[.J112]+1;1)" office:value-type="float" office:value="92" calcext:value-type="float">
            <text:p>92</text:p>
          </table:table-cell>
          <table:table-cell table:number-columns-repeated="2"/>
          <table:table-cell table:style-name="ce85" table:formula="of:=IF([.$C$14]&gt;=[.J11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3]);[.J113]+1;1)" office:value-type="float" office:value="93" calcext:value-type="float">
            <text:p>93</text:p>
          </table:table-cell>
          <table:table-cell table:number-columns-repeated="2"/>
          <table:table-cell table:style-name="ce85" table:formula="of:=IF([.$C$14]&gt;=[.J11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4]);[.J114]+1;1)" office:value-type="float" office:value="94" calcext:value-type="float">
            <text:p>94</text:p>
          </table:table-cell>
          <table:table-cell table:number-columns-repeated="2"/>
          <table:table-cell table:style-name="ce85" table:formula="of:=IF([.$C$14]&gt;=[.J11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5]);[.J115]+1;1)" office:value-type="float" office:value="95" calcext:value-type="float">
            <text:p>95</text:p>
          </table:table-cell>
          <table:table-cell table:number-columns-repeated="2"/>
          <table:table-cell table:style-name="ce85" table:formula="of:=IF([.$C$14]&gt;=[.J11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6]);[.J116]+1;1)" office:value-type="float" office:value="96" calcext:value-type="float">
            <text:p>96</text:p>
          </table:table-cell>
          <table:table-cell table:number-columns-repeated="2"/>
          <table:table-cell table:style-name="ce85" table:formula="of:=IF([.$C$14]&gt;=[.J11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7]);[.J117]+1;1)" office:value-type="float" office:value="97" calcext:value-type="float">
            <text:p>97</text:p>
          </table:table-cell>
          <table:table-cell table:number-columns-repeated="2"/>
          <table:table-cell table:style-name="ce85" table:formula="of:=IF([.$C$14]&gt;=[.J11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8]);[.J118]+1;1)" office:value-type="float" office:value="98" calcext:value-type="float">
            <text:p>98</text:p>
          </table:table-cell>
          <table:table-cell table:number-columns-repeated="2"/>
          <table:table-cell table:style-name="ce85" table:formula="of:=IF([.$C$14]&gt;=[.J11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 table:formula="of:=IF(ISFORMULA([.J119]);[.J119]+1;1)" office:value-type="float" office:value="99" calcext:value-type="float">
            <text:p>99</text:p>
          </table:table-cell>
          <table:table-cell table:number-columns-repeated="2"/>
          <table:table-cell table:style-name="ce85" table:formula="of:=IF([.$C$14]&gt;=[.J12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0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63"/>
          <table:table-cell table:number-columns-repeated="2"/>
          <table:table-cell table:style-name="ce85"/>
          <table:table-cell/>
          <table:table-cell table:style-name="ce201"/>
          <table:table-cell table:number-columns-repeated="1009"/>
        </table:table-row>
        <table:table-row table:style-name="ro13" table:visibility="collapse" table:number-rows-repeated="1048454">
          <table:table-cell table:number-columns-repeated="1024"/>
        </table:table-row>
        <table:table-row table:style-name="ro1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2"/>
    </number:number-style>
    <number:date-style style:name="N110">
      <number:year/>
      <number:text>.</number:text>
      <number:month number:style="long"/>
      <number:text>.</number:text>
      <number:day number:style="long"/>
    </number:date-style>
    <number:date-style style:name="N111">
      <number:year/>
    </number:date-style>
    <number:number-style style:name="N112">
      <number:number number:decimal-places="1" loext:min-decimal-places="1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number:date-style style:name="N117">
      <number:hours/>
      <number:year/>
      <number:text>X</number:text>
    </number:date-style>
    <number:number-style style:name="N118">
      <number:number number:decimal-places="1" loext:min-decimal-places="1" number:min-integer-digits="1"/>
      <number:text> Vol.%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11mm" fo:page-height="27.01mm" style:num-format="1" style:print-orientation="landscape" fo:margin-top="0mm" fo:margin-bottom="0mm" fo:margin-left="0mm" fo:margin-right="0mm" fo:border="none" fo:padding="0mm" style:shadow="none" loext:scale-to-X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18-10-13">00.00.0000</text:date><text:s/><text:time style:data-style-name="N2" text:time-value="13:33:30.864932599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.00.0000</text:date>, <text:time style:data-style-name="N2" text:time-value="13:33:30.8665983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18-10-13T14:21:42.875354838</dc:date>
    <dc:creator>Michael Prange</dc:creator>
    <meta:editing-duration>P3DT8H32M27S</meta:editing-duration>
    <meta:editing-cycles>233</meta:editing-cycles>
    <meta:generator>LibreOffice/6.1.2.1$Linux_X86_64 LibreOffice_project/10$Build-1</meta:generator>
    <meta:printed-by>Michael Prange</meta:printed-by>
    <meta:print-date>2018-10-08T18:55:08.369970231</meta:print-date>
    <meta:document-statistic meta:table-count="2" meta:cell-count="677" meta:object-count="1"/>
    <meta:user-defined meta:name="Flaschen">52</meta:user-defined>
  </office:meta>
</office:document-meta>
</file>

<file path=Object 1/content.xml><?xml version="1.0" encoding="utf-8"?>
<math xmlns="http://www.w3.org/1998/Math/MathML" display="block"/>
</file>